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8ed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33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11b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4214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9e73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6e4b3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7bf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b7e7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1f1b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46ce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5bf67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83a1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6a0d89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09615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dba0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6dcc1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6dcc14" officeooo:paragraph-rsid="00709615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3f05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930bb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aae0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3dc0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7bd817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047df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157f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a3940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c475c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8f64bd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24ff4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6b66a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2c8ed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3533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d11b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3f7a47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4214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6e4b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86edb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4a7bf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527044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06b66a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2ed564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35337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d11b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3f7a4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4214e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6e4b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86e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4a7bf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27044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46cea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5bf6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06b66a" officeooo:paragraph-rsid="00591212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2c8ed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d11b1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3f7a4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4214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b3e77" officeooo:paragraph-rsid="0046e4b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8c6f8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46cea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ed564" officeooo:paragraph-rsid="0055bf67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86edb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486edb" officeooo:paragraph-rsid="004c20d1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4db7e7" officeooo:paragraph-rsid="004db7e7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4e480e" officeooo:paragraph-rsid="004e480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039e1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46cea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5bf6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5039e1" officeooo:paragraph-rsid="00591212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1f1bd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2704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46cea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5bf67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51f1bd" officeooo:paragraph-rsid="00591212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27044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517a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46cea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5bf67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91212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b1080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c2d08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dba08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2pt" fo:font-weight="normal" officeooo:rsid="00527044" officeooo:paragraph-rsid="005f2823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46cea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5bf6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fo:font-size="12pt" fo:font-weight="normal" officeooo:rsid="00327a80" officeooo:paragraph-rsid="00591212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46cea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5bf6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1212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9c8d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b1080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2pt" fo:font-weight="normal" officeooo:rsid="00546cea" officeooo:paragraph-rsid="005c2d08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2pt" fo:font-weight="normal" officeooo:rsid="0054e02b" officeooo:paragraph-rsid="0054e02b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2pt" fo:font-weight="normal" officeooo:rsid="0055bf67" officeooo:paragraph-rsid="0055bf67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2pt" fo:font-weight="normal" officeooo:rsid="0057561e" officeooo:paragraph-rsid="0057561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1212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weight="normal" officeooo:rsid="00591212" officeooo:paragraph-rsid="0059c8d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9c8de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b1080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weight="normal" officeooo:rsid="0059c8de" officeooo:paragraph-rsid="005c2d08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weight="normal" officeooo:rsid="005cf306" officeooo:paragraph-rsid="005cf306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dba08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weight="normal" officeooo:rsid="005dba08" officeooo:paragraph-rsid="005f2823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5f2823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37d9f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6a172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2pt" fo:font-weight="normal" officeooo:rsid="005f2823" officeooo:paragraph-rsid="006ed683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2pt" fo:font-weight="normal" officeooo:rsid="00619e73" officeooo:paragraph-rsid="00619e73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38079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6a172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font-weight="normal" officeooo:rsid="00637d9f" officeooo:paragraph-rsid="006ed683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font-weight="normal" officeooo:rsid="006bea80" officeooo:paragraph-rsid="006bea80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font-weight="normal" officeooo:rsid="006dcc14" officeooo:paragraph-rsid="006dcc14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font-weight="normal" officeooo:rsid="006ed683" officeooo:paragraph-rsid="006ed683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font-weight="normal" officeooo:rsid="00709615" officeooo:paragraph-rsid="00709615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font-weight="normal" officeooo:rsid="007aae07" officeooo:paragraph-rsid="007aae07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font-weight="normal" officeooo:rsid="007b3dc0" officeooo:paragraph-rsid="007b3dc0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font-weight="normal" officeooo:rsid="004c20d1" officeooo:paragraph-rsid="007f0b3c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7bd817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047df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2b1ae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753a3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7bd817" officeooo:paragraph-rsid="008a3940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047df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157fc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2b1ae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53190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2pt" fo:font-weight="normal" officeooo:rsid="008047df" officeooo:paragraph-rsid="008753a3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2b1ae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753a3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2pt" fo:font-weight="normal" officeooo:rsid="0082b1ae" officeooo:paragraph-rsid="008a3940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2pt" fo:font-weight="normal" officeooo:rsid="00853190" officeooo:paragraph-rsid="00853190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58643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2pt" fo:font-weight="normal" officeooo:rsid="00858643" officeooo:paragraph-rsid="0088f959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753a3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2pt" fo:font-weight="normal" officeooo:rsid="008753a3" officeooo:paragraph-rsid="008a3940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2pt" fo:font-weight="normal" officeooo:rsid="0088f959" officeooo:paragraph-rsid="0088f959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2pt" fo:font-weight="normal" officeooo:rsid="0073f05d" officeooo:paragraph-rsid="008753a3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c475c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8f64bd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officeooo:paragraph-rsid="00469e73"/>
    </style:style>
    <style:style style:name="P157" style:family="paragraph" style:parent-style-name="Standard">
      <style:paragraph-properties fo:text-align="start" style:justify-single-word="false"/>
      <style:text-properties officeooo:rsid="00469e73" officeooo:paragraph-rsid="00469e73"/>
    </style:style>
    <style:style style:name="P158" style:family="paragraph" style:parent-style-name="Standard">
      <style:paragraph-properties fo:text-align="start" style:justify-single-word="false"/>
      <style:text-properties style:font-name="Liberation Serif" officeooo:rsid="00469e73" officeooo:paragraph-rsid="00469e73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dcc14" officeooo:paragraph-rsid="00709615" style:font-size-asian="12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9c8de" officeooo:paragraph-rsid="006ed683" style:font-size-asian="12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1b84a" officeooo:paragraph-rsid="0071b84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1b84a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3f05d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73624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f2823" officeooo:paragraph-rsid="007930bb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ed683" officeooo:paragraph-rsid="0071b84a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3f05d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3f05d" officeooo:paragraph-rsid="00773624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d340" officeooo:paragraph-rsid="0075d340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09615" officeooo:paragraph-rsid="0075d340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73624" officeooo:paragraph-rsid="00773624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930bb" officeooo:paragraph-rsid="007930bb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71b84a" style:font-size-asian="10.5pt" style:font-weight-asian="bold" style:font-size-complex="12pt" style:font-weight-complex="bold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73f05d" officeooo:paragraph-rsid="0075d340" style:font-size-asian="10.5pt" style:font-weight-asian="bold" style:font-size-complex="12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weight="bold" officeooo:rsid="00057710" officeooo:paragraph-rsid="00486edb" style:font-weight-asian="bold" style:font-weight-complex="bold"/>
    </style:style>
    <style:style style:name="P176" style:family="paragraph" style:parent-style-name="Standard">
      <style:paragraph-properties fo:text-align="start" style:justify-single-word="false"/>
      <style:text-properties fo:font-weight="bold" officeooo:rsid="00057710" officeooo:paragraph-rsid="004a7bfc" style:font-weight-asian="bold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weight="bold" officeooo:rsid="00057710" officeooo:paragraph-rsid="00527044" style:font-weight-asian="bold" style:font-weight-complex="bold"/>
    </style:style>
    <style:style style:name="P178" style:family="paragraph" style:parent-style-name="Standard">
      <style:paragraph-properties fo:text-align="start" style:justify-single-word="false"/>
      <style:text-properties fo:font-weight="bold" officeooo:rsid="00057710" officeooo:paragraph-rsid="00546cea" style:font-weight-asian="bold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weight="bold" officeooo:rsid="00057710" officeooo:paragraph-rsid="0055bf67" style:font-weight-asian="bold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weight="bold" officeooo:rsid="00057710" officeooo:paragraph-rsid="00591212" style:font-weight-asian="bold" style:font-weight-complex="bold"/>
    </style:style>
    <style:style style:name="P181" style:family="paragraph" style:parent-style-name="Standard">
      <style:paragraph-properties fo:text-align="start" style:justify-single-word="false"/>
      <style:text-properties fo:font-weight="bold" officeooo:rsid="00057710" officeooo:paragraph-rsid="0059c8de" style:font-weight-asian="bold" style:font-weight-complex="bold"/>
    </style:style>
    <style:style style:name="P182" style:family="paragraph" style:parent-style-name="Standard">
      <style:paragraph-properties fo:text-align="start" style:justify-single-word="false"/>
      <style:text-properties fo:font-weight="bold" officeooo:rsid="00057710" officeooo:paragraph-rsid="005b1080" style:font-weight-asian="bold" style:font-weight-complex="bold"/>
    </style:style>
    <style:style style:name="P183" style:family="paragraph" style:parent-style-name="Standard">
      <style:paragraph-properties fo:text-align="start" style:justify-single-word="false"/>
      <style:text-properties fo:font-weight="bold" officeooo:rsid="00057710" officeooo:paragraph-rsid="005c2d08" style:font-weight-asian="bold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weight="bold" officeooo:rsid="00057710" officeooo:paragraph-rsid="005cf306" style:font-weight-asian="bold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weight="bold" officeooo:rsid="00057710" officeooo:paragraph-rsid="00619e73" style:font-weight-asian="bold" style:font-weight-complex="bold"/>
    </style:style>
    <style:style style:name="P186" style:family="paragraph" style:parent-style-name="Standard">
      <style:paragraph-properties fo:text-align="start" style:justify-single-word="false"/>
      <style:text-properties fo:font-weight="bold" officeooo:rsid="00057710" officeooo:paragraph-rsid="00637d9f" style:font-weight-asian="bold" style:font-weight-complex="bold"/>
    </style:style>
    <style:style style:name="P187" style:family="paragraph" style:parent-style-name="Standard">
      <style:paragraph-properties fo:text-align="start" style:justify-single-word="false"/>
      <style:text-properties fo:font-weight="bold" officeooo:rsid="00057710" officeooo:paragraph-rsid="0066a172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weight="bold" officeooo:rsid="00057710" officeooo:paragraph-rsid="00683a17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0057710" officeooo:paragraph-rsid="006a0d89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weight="bold" officeooo:rsid="00057710" officeooo:paragraph-rsid="006dcc14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fo:font-weight="bold" officeooo:rsid="00057710" officeooo:paragraph-rsid="006ed683" style:font-weight-asian="bold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weight="bold" officeooo:rsid="006dcc14" officeooo:paragraph-rsid="006dcc14" style:font-weight-asian="bold" style:font-weight-complex="bold"/>
    </style:style>
    <style:style style:name="P193" style:family="paragraph" style:parent-style-name="Standard">
      <style:paragraph-properties fo:text-align="start" style:justify-single-word="false"/>
      <style:text-properties fo:font-weight="normal" officeooo:rsid="00619e73" officeooo:paragraph-rsid="00619e73" style:font-weight-asian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font-weight="normal" officeooo:rsid="00683a17" officeooo:paragraph-rsid="00683a17" style:font-weight-asian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font-weight="normal" officeooo:rsid="00683a17" officeooo:paragraph-rsid="006a0d89" style:font-weight-asian="normal" style:font-weight-complex="normal"/>
    </style:style>
    <style:style style:name="P196" style:family="paragraph" style:parent-style-name="Standard">
      <style:paragraph-properties fo:text-align="start" style:justify-single-word="false" fo:break-before="page"/>
      <style:text-properties fo:font-size="12pt" fo:font-weight="normal" officeooo:rsid="002b3e77" officeooo:paragraph-rsid="00335337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7a47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86edb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27044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591212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 fo:break-before="page"/>
      <style:text-properties fo:font-size="12pt" fo:font-weight="bold" officeooo:rsid="005dba08" officeooo:paragraph-rsid="005f2823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773624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2b1ae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 fo:break-before="page"/>
      <style:text-properties fo:font-size="12pt" fo:font-weight="bold" officeooo:rsid="0073f05d" officeooo:paragraph-rsid="008753a3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 fo:break-before="page"/>
      <style:text-properties fo:font-weight="bold" officeooo:rsid="00057710" officeooo:paragraph-rsid="006ed683" style:font-weight-asian="bold" style:font-weight-complex="bold"/>
    </style:style>
    <style:style style:name="P206" style:family="paragraph" style:parent-style-name="Standard" style:list-style-name="L1">
      <style:paragraph-properties fo:text-align="start" style:justify-single-word="false"/>
      <style:text-properties fo:font-size="12pt" fo:font-weight="normal" officeooo:rsid="002b3e77" officeooo:paragraph-rsid="002b3e77" style:font-size-asian="10.5pt" style:font-weight-asian="normal" style:font-size-complex="12pt" style:font-weight-complex="normal"/>
    </style:style>
    <style:style style:name="P207" style:family="paragraph" style:parent-style-name="Standard" style:list-style-name="L1">
      <style:paragraph-properties fo:text-align="start" style:justify-single-word="false"/>
      <style:text-properties fo:font-size="12pt" fo:font-weight="normal" officeooo:rsid="003160ed" officeooo:paragraph-rsid="003160ed" style:font-size-asian="10.5pt" style:font-weight-asian="normal" style:font-size-complex="12pt" style:font-weight-complex="normal"/>
    </style:style>
    <style:style style:name="P208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2ed564" style:font-size-asian="10.5pt" style:font-weight-asian="normal" style:font-size-complex="12pt" style:font-weight-complex="normal"/>
    </style:style>
    <style:style style:name="P209" style:family="paragraph" style:parent-style-name="Standard" style:list-style-name="L2">
      <style:paragraph-properties fo:text-align="start" style:justify-single-word="false"/>
      <style:text-properties fo:font-size="12pt" fo:font-weight="normal" officeooo:rsid="002ed564" officeooo:paragraph-rsid="00335337" style:font-size-asian="10.5pt" style:font-weight-asian="normal" style:font-size-complex="12pt" style:font-weight-complex="normal"/>
    </style:style>
    <style:style style:name="P210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3f4bb" style:font-size-asian="10.5pt" style:font-weight-asian="normal" style:font-size-complex="12pt" style:font-weight-complex="normal"/>
    </style:style>
    <style:style style:name="P211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57f2e" style:font-size-asian="10.5pt" style:font-weight-asian="normal" style:font-size-complex="12pt" style:font-weight-complex="normal"/>
    </style:style>
    <style:style style:name="P212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d11b1" style:font-size-asian="10.5pt" style:font-weight-asian="normal" style:font-size-complex="12pt" style:font-weight-complex="normal"/>
    </style:style>
    <style:style style:name="P213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3f7a47" style:font-size-asian="10.5pt" style:font-weight-asian="normal" style:font-size-complex="12pt" style:font-weight-complex="normal"/>
    </style:style>
    <style:style style:name="P214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4214e" style:font-size-asian="10.5pt" style:font-weight-asian="normal" style:font-size-complex="12pt" style:font-weight-complex="normal"/>
    </style:style>
    <style:style style:name="P215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16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6e4b3" style:font-size-asian="10.5pt" style:font-weight-asian="normal" style:font-size-complex="12pt" style:font-weight-complex="normal"/>
    </style:style>
    <style:style style:name="P217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18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19" style:family="paragraph" style:parent-style-name="Standard" style:list-style-name="L1">
      <style:paragraph-properties fo:text-align="start" style:justify-single-word="false"/>
      <style:text-properties fo:font-size="12pt" fo:font-weight="normal" officeooo:rsid="002ed564" officeooo:paragraph-rsid="00527044" style:font-size-asian="10.5pt" style:font-weight-asian="normal" style:font-size-complex="12pt" style:font-weight-complex="normal"/>
    </style:style>
    <style:style style:name="P220" style:family="paragraph" style:parent-style-name="Standard" style:list-style-name="L3">
      <style:paragraph-properties fo:text-align="start" style:justify-single-word="false"/>
      <style:text-properties fo:font-size="12pt" fo:font-weight="normal" officeooo:rsid="002ed564" officeooo:paragraph-rsid="00370c93" style:font-size-asian="10.5pt" style:font-weight-asian="normal" style:font-size-complex="12pt" style:font-weight-complex="normal"/>
    </style:style>
    <style:style style:name="P221" style:family="paragraph" style:parent-style-name="Standard" style:list-style-name="L4">
      <style:paragraph-properties fo:text-align="start" style:justify-single-word="false"/>
      <style:text-properties fo:font-size="12pt" fo:font-weight="normal" officeooo:rsid="002ed564" officeooo:paragraph-rsid="003e3f92" style:font-size-asian="10.5pt" style:font-weight-asian="normal" style:font-size-complex="12pt" style:font-weight-complex="normal"/>
    </style:style>
    <style:style style:name="P222" style:family="paragraph" style:parent-style-name="Standard" style:list-style-name="L6">
      <style:paragraph-properties fo:text-align="start" style:justify-single-word="false"/>
      <style:text-properties fo:font-size="12pt" fo:font-weight="normal" officeooo:rsid="002ed564" officeooo:paragraph-rsid="007f0b3c" style:font-size-asian="10.5pt" style:font-weight-asian="normal" style:font-size-complex="12pt" style:font-weight-complex="normal"/>
    </style:style>
    <style:style style:name="P223" style:family="paragraph" style:parent-style-name="Standard" style:list-style-name="L8">
      <style:paragraph-properties fo:text-align="start" style:justify-single-word="false"/>
      <style:text-properties fo:font-size="12pt" fo:font-weight="normal" officeooo:rsid="002ed564" officeooo:paragraph-rsid="00486edb" style:font-size-asian="10.5pt" style:font-weight-asian="normal" style:font-size-complex="12pt" style:font-weight-complex="normal"/>
    </style:style>
    <style:style style:name="P224" style:family="paragraph" style:parent-style-name="Standard" style:list-style-name="L9">
      <style:paragraph-properties fo:text-align="start" style:justify-single-word="false"/>
      <style:text-properties fo:font-size="12pt" fo:font-weight="normal" officeooo:rsid="002ed564" officeooo:paragraph-rsid="004a7bfc" style:font-size-asian="10.5pt" style:font-weight-asian="normal" style:font-size-complex="12pt" style:font-weight-complex="normal"/>
    </style:style>
    <style:style style:name="P225" style:family="paragraph" style:parent-style-name="Standard" style:list-style-name="L2">
      <style:paragraph-properties fo:text-align="start" style:justify-single-word="false"/>
      <style:text-properties fo:font-size="12pt" fo:font-weight="normal" officeooo:rsid="002ef893" officeooo:paragraph-rsid="002ef893" style:font-size-asian="10.5pt" style:font-weight-asian="normal" style:font-size-complex="12pt" style:font-weight-complex="normal"/>
    </style:style>
    <style:style style:name="P226" style:family="paragraph" style:parent-style-name="Standard" style:list-style-name="L3">
      <style:paragraph-properties fo:text-align="start" style:justify-single-word="false"/>
      <style:text-properties fo:font-size="12pt" fo:font-weight="normal" officeooo:rsid="0039c742" officeooo:paragraph-rsid="0039c742" style:font-size-asian="10.5pt" style:font-weight-asian="normal" style:font-size-complex="12pt" style:font-weight-complex="normal"/>
    </style:style>
    <style:style style:name="P227" style:family="paragraph" style:parent-style-name="Standard" style:list-style-name="L3">
      <style:paragraph-properties fo:text-align="start" style:justify-single-word="false"/>
      <style:text-properties fo:font-size="12pt" fo:font-weight="normal" officeooo:rsid="00327a80" officeooo:paragraph-rsid="00370c93" style:font-size-asian="10.5pt" style:font-weight-asian="normal" style:font-size-complex="12pt" style:font-weight-complex="normal"/>
    </style:style>
    <style:style style:name="P228" style:family="paragraph" style:parent-style-name="Standard" style:list-style-name="L4">
      <style:paragraph-properties fo:text-align="start" style:justify-single-word="false"/>
      <style:text-properties fo:font-size="12pt" fo:font-weight="normal" officeooo:rsid="00327a80" officeooo:paragraph-rsid="003d11b1" style:font-size-asian="10.5pt" style:font-weight-asian="normal" style:font-size-complex="12pt" style:font-weight-complex="normal"/>
    </style:style>
    <style:style style:name="P229" style:family="paragraph" style:parent-style-name="Standard" style:list-style-name="L5">
      <style:paragraph-properties fo:text-align="start" style:justify-single-word="false"/>
      <style:text-properties fo:font-size="12pt" fo:font-weight="normal" officeooo:rsid="00327a80" officeooo:paragraph-rsid="003f7a47" style:font-size-asian="10.5pt" style:font-weight-asian="normal" style:font-size-complex="12pt" style:font-weight-complex="normal"/>
    </style:style>
    <style:style style:name="P230" style:family="paragraph" style:parent-style-name="Standard" style:list-style-name="L6">
      <style:paragraph-properties fo:text-align="start" style:justify-single-word="false"/>
      <style:text-properties fo:font-size="12pt" fo:font-weight="normal" officeooo:rsid="00327a80" officeooo:paragraph-rsid="0044214e" style:font-size-asian="10.5pt" style:font-weight-asian="normal" style:font-size-complex="12pt" style:font-weight-complex="normal"/>
    </style:style>
    <style:style style:name="P231" style:family="paragraph" style:parent-style-name="Standard" style:list-style-name="L7">
      <style:paragraph-properties fo:text-align="start" style:justify-single-word="false"/>
      <style:text-properties fo:font-size="12pt" fo:font-weight="normal" officeooo:rsid="00327a80" officeooo:paragraph-rsid="0046e4b3" style:font-size-asian="10.5pt" style:font-weight-asian="normal" style:font-size-complex="12pt" style:font-weight-complex="normal"/>
    </style:style>
    <style:style style:name="P232" style:family="paragraph" style:parent-style-name="Standard" style:list-style-name="L8">
      <style:paragraph-properties fo:text-align="start" style:justify-single-word="false"/>
      <style:text-properties fo:font-size="12pt" fo:font-weight="normal" officeooo:rsid="00327a80" officeooo:paragraph-rsid="00486edb" style:font-size-asian="10.5pt" style:font-weight-asian="normal" style:font-size-complex="12pt" style:font-weight-complex="normal"/>
    </style:style>
    <style:style style:name="P233" style:family="paragraph" style:parent-style-name="Standard" style:list-style-name="L9">
      <style:paragraph-properties fo:text-align="start" style:justify-single-word="false"/>
      <style:text-properties fo:font-size="12pt" fo:font-weight="normal" officeooo:rsid="00327a80" officeooo:paragraph-rsid="004a7bfc" style:font-size-asian="10.5pt" style:font-weight-asian="normal" style:font-size-complex="12pt" style:font-weight-complex="normal"/>
    </style:style>
    <style:style style:name="P234" style:family="paragraph" style:parent-style-name="Standard" style:list-style-name="L3">
      <style:paragraph-properties fo:text-align="start" style:justify-single-word="false"/>
      <style:text-properties fo:font-size="12pt" fo:font-weight="normal" officeooo:rsid="003e3f92" officeooo:paragraph-rsid="0038c6f8" style:font-size-asian="10.5pt" style:font-weight-asian="normal" style:font-size-complex="12pt" style:font-weight-complex="normal"/>
    </style:style>
    <style:style style:name="P235" style:family="paragraph" style:parent-style-name="Standard" style:list-style-name="L4">
      <style:paragraph-properties fo:text-align="start" style:justify-single-word="false"/>
      <style:text-properties fo:font-size="12pt" fo:font-weight="normal" officeooo:rsid="003e3f92" officeooo:paragraph-rsid="003e3f92" style:font-size-asian="10.5pt" style:font-weight-asian="normal" style:font-size-complex="12pt" style:font-weight-complex="normal"/>
    </style:style>
    <style:style style:name="P236" style:family="paragraph" style:parent-style-name="Standard" style:list-style-name="L5">
      <style:paragraph-properties fo:text-align="start" style:justify-single-word="false"/>
      <style:text-properties fo:font-size="12pt" fo:font-weight="normal" officeooo:rsid="003e3f92" officeooo:paragraph-rsid="003f7a47" style:font-size-asian="10.5pt" style:font-weight-asian="normal" style:font-size-complex="12pt" style:font-weight-complex="normal"/>
    </style:style>
    <style:style style:name="P237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3f7a47" style:font-size-asian="10.5pt" style:font-weight-asian="normal" style:font-size-complex="12pt" style:font-weight-complex="normal"/>
    </style:style>
    <style:style style:name="P238" style:family="paragraph" style:parent-style-name="Standard" style:list-style-name="L5">
      <style:paragraph-properties fo:text-align="start" style:justify-single-word="false"/>
      <style:text-properties fo:font-size="12pt" fo:font-weight="normal" officeooo:rsid="003f7a47" officeooo:paragraph-rsid="0041d83c" style:font-size-asian="10.5pt" style:font-weight-asian="normal" style:font-size-complex="12pt" style:font-weight-complex="normal"/>
    </style:style>
    <style:style style:name="P239" style:family="paragraph" style:parent-style-name="Standard" style:list-style-name="L1">
      <style:paragraph-properties fo:text-align="start" style:justify-single-word="false"/>
      <style:text-properties fo:font-size="12pt" fo:font-weight="normal" officeooo:rsid="003f7a47" officeooo:paragraph-rsid="0044214e" style:font-size-asian="10.5pt" style:font-weight-asian="normal" style:font-size-complex="12pt" style:font-weight-complex="normal"/>
    </style:style>
    <style:style style:name="P240" style:family="paragraph" style:parent-style-name="Standard" style:list-style-name="L5">
      <style:paragraph-properties fo:text-align="start" style:justify-single-word="false"/>
      <style:text-properties fo:font-size="12pt" fo:font-weight="normal" officeooo:rsid="004325e0" officeooo:paragraph-rsid="004325e0" style:font-size-asian="10.5pt" style:font-weight-asian="normal" style:font-size-complex="12pt" style:font-weight-complex="normal"/>
    </style:style>
    <style:style style:name="P241" style:family="paragraph" style:parent-style-name="Standard" style:list-style-name="L1">
      <style:paragraph-properties fo:text-align="start" style:justify-single-word="false"/>
      <style:text-properties fo:font-size="12pt" fo:font-weight="normal" officeooo:rsid="0046e4b3" officeooo:paragraph-rsid="0046e4b3" style:font-size-asian="10.5pt" style:font-weight-asian="normal" style:font-size-complex="12pt" style:font-weight-complex="normal"/>
    </style:style>
    <style:style style:name="P242" style:family="paragraph" style:parent-style-name="Standard">
      <style:paragraph-properties fo:text-align="start" style:justify-single-word="false"/>
      <style:text-properties fo:font-size="12pt" fo:font-weight="normal" officeooo:rsid="008c475c" officeooo:paragraph-rsid="00924ff4" style:font-size-asian="10.5pt" style:font-weight-asian="normal" style:font-size-complex="12pt" style:font-weight-complex="normal"/>
    </style:style>
    <style:style style:name="P243" style:family="paragraph" style:parent-style-name="Standard">
      <style:paragraph-properties fo:text-align="start" style:justify-single-word="false"/>
      <style:text-properties fo:font-size="12pt" fo:font-weight="normal" officeooo:rsid="00938679" officeooo:paragraph-rsid="00938679" style:font-size-asian="10.5pt" style:font-weight-asian="normal" style:font-size-complex="12pt" style:font-weight-complex="normal"/>
    </style:style>
    <style:style style:name="P244" style:family="paragraph" style:parent-style-name="Standard">
      <style:paragraph-properties fo:text-align="start" style:justify-single-word="false"/>
      <style:text-properties fo:font-size="12pt" fo:font-weight="bold" officeooo:rsid="0073f05d" officeooo:paragraph-rsid="00938679" style:font-size-asian="10.5pt" style:font-weight-asian="bold" style:font-size-complex="12pt" style:font-weight-complex="bold"/>
    </style:style>
    <style:style style:name="P245" style:family="paragraph" style:parent-style-name="Standard" style:list-style-name="L1">
      <style:paragraph-properties fo:text-align="start" style:justify-single-word="false"/>
      <style:text-properties officeooo:paragraph-rsid="0046e4b3"/>
    </style:style>
    <style:style style:name="T1" style:family="text">
      <style:text-properties officeooo:rsid="002b0c67"/>
    </style:style>
    <style:style style:name="T2" style:family="text">
      <style:text-properties officeooo:rsid="002b3e77"/>
    </style:style>
    <style:style style:name="T3" style:family="text">
      <style:text-properties officeooo:rsid="002c8edc"/>
    </style:style>
    <style:style style:name="T4" style:family="text">
      <style:text-properties officeooo:rsid="00327a80"/>
    </style:style>
    <style:style style:name="T5" style:family="text">
      <style:text-properties officeooo:rsid="00335337"/>
    </style:style>
    <style:style style:name="T6" style:family="text">
      <style:text-properties officeooo:rsid="00352c3b"/>
    </style:style>
    <style:style style:name="T7" style:family="text">
      <style:text-properties officeooo:rsid="003c4861"/>
    </style:style>
    <style:style style:name="T8" style:family="text">
      <style:text-properties officeooo:rsid="003d11b1"/>
    </style:style>
    <style:style style:name="T9" style:family="text">
      <style:text-properties officeooo:rsid="003e3f92"/>
    </style:style>
    <style:style style:name="T10" style:family="text">
      <style:text-properties officeooo:rsid="003f7a47"/>
    </style:style>
    <style:style style:name="T11" style:family="text">
      <style:text-properties officeooo:rsid="00401597"/>
    </style:style>
    <style:style style:name="T12" style:family="text">
      <style:text-properties officeooo:rsid="00405d97"/>
    </style:style>
    <style:style style:name="T13" style:family="text">
      <style:text-properties officeooo:rsid="0041d83c"/>
    </style:style>
    <style:style style:name="T14" style:family="text">
      <style:text-properties officeooo:rsid="004325e0"/>
    </style:style>
    <style:style style:name="T15" style:family="text">
      <style:text-properties officeooo:rsid="0044214e"/>
    </style:style>
    <style:style style:name="T16" style:family="text">
      <style:text-properties fo:font-weight="normal" officeooo:rsid="003f7a47" style:font-weight-asian="normal" style:font-weight-complex="normal"/>
    </style:style>
    <style:style style:name="T17" style:family="text">
      <style:text-properties fo:font-weight="normal" officeooo:rsid="0041d83c" style:font-weight-asian="normal" style:font-weight-complex="normal"/>
    </style:style>
    <style:style style:name="T18" style:family="text">
      <style:text-properties fo:font-weight="normal" officeooo:rsid="006def41" style:font-weight-asian="normal" style:font-weight-complex="normal"/>
    </style:style>
    <style:style style:name="T19" style:family="text">
      <style:text-properties fo:font-weight="normal" officeooo:rsid="00709615" style:font-weight-asian="normal" style:font-weight-complex="normal"/>
    </style:style>
    <style:style style:name="T20" style:family="text">
      <style:text-properties fo:font-weight="normal" officeooo:rsid="008c475c" style:font-weight-asian="normal" style:font-weight-complex="normal"/>
    </style:style>
    <style:style style:name="T21" style:family="text">
      <style:text-properties fo:font-weight="normal" officeooo:rsid="00924ff4" style:font-weight-asian="normal" style:font-weight-complex="normal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469e73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3f7a47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41d83c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46e4b3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49868d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6def41" style:font-size-asian="10.5pt" style:font-weight-asian="normal" style:font-size-complex="12pt" style:font-weight-complex="normal"/>
    </style:style>
    <style:style style:name="T29" style:family="text">
      <style:text-properties fo:font-size="12pt" style:font-size-asian="10.5pt" style:font-size-complex="12pt"/>
    </style:style>
    <style:style style:name="T30" style:family="text">
      <style:text-properties fo:font-size="12pt" officeooo:rsid="002b3e77" style:font-size-asian="10.5pt" style:font-size-complex="12pt"/>
    </style:style>
    <style:style style:name="T31" style:family="text">
      <style:text-properties fo:font-size="12pt" officeooo:rsid="00486edb" style:font-size-asian="10.5pt" style:font-size-complex="12pt"/>
    </style:style>
    <style:style style:name="T32" style:family="text">
      <style:text-properties fo:font-size="12pt" officeooo:rsid="00335337" style:font-size-asian="10.5pt" style:font-size-complex="12pt"/>
    </style:style>
    <style:style style:name="T33" style:family="text">
      <style:text-properties fo:font-size="12pt" officeooo:rsid="002b0c67" style:font-size-asian="10.5pt" style:font-size-complex="12pt"/>
    </style:style>
    <style:style style:name="T34" style:family="text">
      <style:text-properties fo:font-size="12pt" officeooo:rsid="004a7bfc" style:font-size-asian="10.5pt" style:font-size-complex="12pt"/>
    </style:style>
    <style:style style:name="T35" style:family="text">
      <style:text-properties fo:font-size="12pt" officeooo:rsid="00527044" style:font-size-asian="10.5pt" style:font-size-complex="12pt"/>
    </style:style>
    <style:style style:name="T36" style:family="text">
      <style:text-properties fo:font-size="12pt" officeooo:rsid="00546cea" style:font-size-asian="10.5pt" style:font-size-complex="12pt"/>
    </style:style>
    <style:style style:name="T37" style:family="text">
      <style:text-properties fo:font-size="12pt" officeooo:rsid="0055bf67" style:font-size-asian="10.5pt" style:font-size-complex="12pt"/>
    </style:style>
    <style:style style:name="T38" style:family="text">
      <style:text-properties fo:font-size="12pt" officeooo:rsid="00591212" style:font-size-asian="10.5pt" style:font-size-complex="12pt"/>
    </style:style>
    <style:style style:name="T39" style:family="text">
      <style:text-properties fo:font-size="12pt" officeooo:rsid="00597b44" style:font-size-asian="10.5pt" style:font-size-complex="12pt"/>
    </style:style>
    <style:style style:name="T40" style:family="text">
      <style:text-properties fo:font-size="12pt" officeooo:rsid="0059c8de" style:font-size-asian="10.5pt" style:font-size-complex="12pt"/>
    </style:style>
    <style:style style:name="T41" style:family="text">
      <style:text-properties fo:font-size="12pt" officeooo:rsid="005b1080" style:font-size-asian="10.5pt" style:font-size-complex="12pt"/>
    </style:style>
    <style:style style:name="T42" style:family="text">
      <style:text-properties fo:font-size="12pt" officeooo:rsid="005c2d08" style:font-size-asian="10.5pt" style:font-size-complex="12pt"/>
    </style:style>
    <style:style style:name="T43" style:family="text">
      <style:text-properties fo:font-size="12pt" officeooo:rsid="005cf306" style:font-size-asian="10.5pt" style:font-size-complex="12pt"/>
    </style:style>
    <style:style style:name="T44" style:family="text">
      <style:text-properties fo:font-size="12pt" officeooo:rsid="00619e73" style:font-size-asian="10.5pt" style:font-size-complex="12pt"/>
    </style:style>
    <style:style style:name="T45" style:family="text">
      <style:text-properties fo:font-size="12pt" officeooo:rsid="00637d9f" style:font-size-asian="10.5pt" style:font-size-complex="12pt"/>
    </style:style>
    <style:style style:name="T46" style:family="text">
      <style:text-properties fo:font-size="12pt" officeooo:rsid="0066a172" style:font-size-asian="10.5pt" style:font-size-complex="12pt"/>
    </style:style>
    <style:style style:name="T47" style:family="text">
      <style:text-properties fo:font-size="12pt" officeooo:rsid="00683a17" style:font-size-asian="10.5pt" style:font-size-complex="12pt"/>
    </style:style>
    <style:style style:name="T48" style:family="text">
      <style:text-properties fo:font-size="12pt" officeooo:rsid="006a0d89" style:font-size-asian="10.5pt" style:font-size-complex="12pt"/>
    </style:style>
    <style:style style:name="T49" style:family="text">
      <style:text-properties fo:font-size="12pt" officeooo:rsid="006a4e42" style:font-size-asian="10.5pt" style:font-size-complex="12pt"/>
    </style:style>
    <style:style style:name="T50" style:family="text">
      <style:text-properties fo:font-size="12pt" officeooo:rsid="006dcc14" style:font-size-asian="10.5pt" style:font-size-complex="12pt"/>
    </style:style>
    <style:style style:name="T51" style:family="text">
      <style:text-properties fo:font-size="12pt" officeooo:rsid="006ed683" style:font-size-asian="10.5pt" style:font-size-complex="12pt"/>
    </style:style>
    <style:style style:name="T52" style:family="text">
      <style:text-properties style:font-name="Liberation Serif"/>
    </style:style>
    <style:style style:name="T53" style:family="text">
      <style:text-properties style:font-name="Liberation Serif" officeooo:rsid="00469e73"/>
    </style:style>
    <style:style style:name="T54" style:family="text">
      <style:text-properties style:font-name="Liberation Serif" officeooo:rsid="006dcc14"/>
    </style:style>
    <style:style style:name="T55" style:family="text">
      <style:text-properties officeooo:rsid="0046e4b3"/>
    </style:style>
    <style:style style:name="T56" style:family="text">
      <style:text-properties officeooo:rsid="00486edb"/>
    </style:style>
    <style:style style:name="T57" style:family="text">
      <style:text-properties officeooo:rsid="004a7bfc"/>
    </style:style>
    <style:style style:name="T58" style:family="text">
      <style:text-properties officeooo:rsid="004b7e53"/>
    </style:style>
    <style:style style:name="T59" style:family="text">
      <style:text-properties officeooo:rsid="005039e1"/>
    </style:style>
    <style:style style:name="T60" style:family="text">
      <style:text-properties officeooo:rsid="00527044"/>
    </style:style>
    <style:style style:name="T61" style:family="text">
      <style:text-properties officeooo:rsid="0054517a"/>
    </style:style>
    <style:style style:name="T62" style:family="text">
      <style:text-properties officeooo:rsid="00546cea"/>
    </style:style>
    <style:style style:name="T63" style:family="text">
      <style:text-properties officeooo:rsid="0055bf67"/>
    </style:style>
    <style:style style:name="T64" style:family="text">
      <style:text-properties officeooo:rsid="004c20d1"/>
    </style:style>
    <style:style style:name="T65" style:family="text">
      <style:text-properties officeooo:rsid="00591212"/>
    </style:style>
    <style:style style:name="T66" style:family="text">
      <style:text-properties officeooo:rsid="005b1080"/>
    </style:style>
    <style:style style:name="T67" style:family="text">
      <style:text-properties officeooo:rsid="005c2d08"/>
    </style:style>
    <style:style style:name="T68" style:family="text">
      <style:text-properties officeooo:rsid="005f2823"/>
    </style:style>
    <style:style style:name="T69" style:family="text">
      <style:text-properties officeooo:rsid="0059c8de"/>
    </style:style>
    <style:style style:name="T70" style:family="text">
      <style:text-properties officeooo:rsid="00638079"/>
    </style:style>
    <style:style style:name="T71" style:family="text">
      <style:text-properties officeooo:rsid="0066a172"/>
    </style:style>
    <style:style style:name="T72" style:family="text">
      <style:text-properties officeooo:rsid="006ed683"/>
    </style:style>
    <style:style style:name="T73" style:family="text">
      <style:text-properties officeooo:rsid="006dcc14"/>
    </style:style>
    <style:style style:name="T74" style:family="text">
      <style:text-properties officeooo:rsid="00709615"/>
    </style:style>
    <style:style style:name="T75" style:family="text">
      <style:text-properties officeooo:rsid="0071b84a"/>
    </style:style>
    <style:style style:name="T76" style:family="text">
      <style:text-properties officeooo:rsid="0072794f"/>
    </style:style>
    <style:style style:name="T77" style:family="text">
      <style:text-properties officeooo:rsid="0075d340"/>
    </style:style>
    <style:style style:name="T78" style:family="text">
      <style:text-properties officeooo:rsid="00773624"/>
    </style:style>
    <style:style style:name="T79" style:family="text">
      <style:text-properties officeooo:rsid="007930bb"/>
    </style:style>
    <style:style style:name="T80" style:family="text">
      <style:text-properties officeooo:rsid="007aae07"/>
    </style:style>
    <style:style style:name="T81" style:family="text">
      <style:text-properties officeooo:rsid="007b3dc0"/>
    </style:style>
    <style:style style:name="T82" style:family="text">
      <style:text-properties officeooo:rsid="007bd817"/>
    </style:style>
    <style:style style:name="T83" style:family="text">
      <style:text-properties officeooo:rsid="008047df"/>
    </style:style>
    <style:style style:name="T84" style:family="text">
      <style:text-properties officeooo:rsid="008157fc"/>
    </style:style>
    <style:style style:name="T85" style:family="text">
      <style:text-properties officeooo:rsid="0081c9a7"/>
    </style:style>
    <style:style style:name="T86" style:family="text">
      <style:text-properties officeooo:rsid="0082b1ae"/>
    </style:style>
    <style:style style:name="T87" style:family="text">
      <style:text-properties officeooo:rsid="00840774"/>
    </style:style>
    <style:style style:name="T88" style:family="text">
      <style:text-properties officeooo:rsid="00853190"/>
    </style:style>
    <style:style style:name="T89" style:family="text">
      <style:text-properties officeooo:rsid="0088f959"/>
    </style:style>
    <style:style style:name="T90" style:family="text">
      <style:text-properties officeooo:rsid="008a3940"/>
    </style:style>
    <style:style style:name="T91" style:family="text">
      <style:text-properties officeooo:rsid="008c475c"/>
    </style:style>
    <style:style style:name="T92" style:family="text">
      <style:text-properties officeooo:rsid="008f64bd"/>
    </style:style>
    <style:style style:name="T93" style:family="text">
      <style:text-properties officeooo:rsid="009100a0"/>
    </style:style>
    <style:style style:name="T94" style:family="text">
      <style:text-properties officeooo:rsid="00924ff4"/>
    </style:style>
    <style:style style:name="T95" style:family="text">
      <style:text-properties officeooo:rsid="009386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electricitat GS</text:p>
      <text:p text:style-name="P2"/>
      <text:p text:style-name="P2">Di<text:span text:style-name="T2">mecres</text:span><text:tab/><text:tab/><text:tab/>2<text:span text:style-name="T2">5</text:span>/09/2<text:span text:style-name="T1">4</text:span></text:p>
      <text:p text:style-name="P40"/>
      <text:p text:style-name="P40">Presentació assignatura</text:p>
      <text:p text:style-name="P50">Comentem web assignatura</text:p>
      <text:p text:style-name="P63">Comentem unitats </text:p>
      <text:list xml:id="list4498042750866860684" text:style-name="L1">
        <text:list-item>
          <text:p text:style-name="P206"><text:a xlink:type="simple" xlink:href="https://paulinoposada.github.io/web_e/web_e_2425/documents/apunts/unitat_1_ley_ohm/e_apunts_ud_1_1_gs.pdf">1.1 Circuit elèctric</text:a></text:p>
        </text:list-item>
        <text:list-item>
          <text:p text:style-name="P206"><text:a xlink:type="simple" xlink:href="https://paulinoposada.github.io/web_e/web_e_2425/documents/apunts/unitat_1_ley_ohm/e_apunts_ud_1_2_gs.pdf">1.2 Llei d'ohm</text:a></text:p>
        </text:list-item>
        <text:list-item>
          <text:p text:style-name="P206"><text:a xlink:type="simple" xlink:href="https://paulinoposada.github.io/web_e/web_e_2425/documents/apunts/unitat_2_seguridad/e_apunts_ud_2_1_gs.pdf">2 Seguretat</text:a></text:p>
        </text:list-item>
        <text:list-item>
          <text:p text:style-name="P206"><text:a xlink:type="simple" xlink:href="https://paulinoposada.github.io/web_e/web_e_2425/documents/apunts/unitat_3_serie_paralelo/e_apunts_ud_3_1_gs.pdf">3 Sèrie paral·lel </text:a></text:p>
        </text:list-item>
        <text:list-item>
          <text:p text:style-name="P207">Comentem <text:a xlink:type="simple" xlink:href="https://paulinoposada.github.io/web_e/web_e_2425/documents/practiques/resistencia_polimetre/resistencia_polimetre.pdf"><text:span text:style-name="T7">pràctica 0</text:span></text:a><text:span text:style-name="T7">.</text:span></text:p>
        </text:list-item>
      </text:list>
      <text:p text:style-name="P50"/>
      <text:p text:style-name="P50"/>
      <text:p text:style-name="P3">Di<text:span text:style-name="T3">jous</text:span><text:tab/><text:tab/><text:tab/><text:tab/>2<text:span text:style-name="T3">6</text:span>/09/2<text:span text:style-name="T1">4</text:span></text:p>
      <text:p text:style-name="P41"/>
      <text:p text:style-name="P51">Comentem </text:p>
      <text:list xml:id="list4793418687563317023" text:style-name="L2">
        <text:list-item>
          <text:p text:style-name="P208"><text:a xlink:type="simple" xlink:href="https://paulinoposada.github.io/web_e/web_e_2425/documents/apunts/unitat_4_analisis_redes/e_apunts_ud_4_gs.pdf">Unitat 4</text:a>, <text:span text:style-name="T4">arribat fins pàg. 8</text:span></text:p>
        </text:list-item>
        <text:list-item>
          <text:p text:style-name="P225"><text:a xlink:type="simple" xlink:href="https://paulinoposada.github.io/web_e/documents/llibre/llibre_capitol_10_proteccions/llibre_electricitat_capitol_10.pdf">Llibre electricitat capítol 10</text:a> – Las protecciones eléctricas, <text:span text:style-name="T4">veiem magnetotèrmic</text:span> </text:p>
        </text:list-item>
        <text:list-item>
          <text:p text:style-name="P208">Programa de simulació Cade Simu, <text:span text:style-name="T4">comentem creació d'alimentació trifàsica, funció interruptor automàtic magnetotèrmic, contactor amb contactes de cotrol, principals i auxiliars </text:span></text:p>
        </text:list-item>
      </text:list>
      <text:p text:style-name="P64"/>
      <text:p text:style-name="P64"/>
      <text:p text:style-name="P4">Di<text:span text:style-name="T5">vendres</text:span><text:tab/><text:tab/><text:tab/>2<text:span text:style-name="T5">7</text:span>/09/2<text:span text:style-name="T1">4</text:span></text:p>
      <text:p text:style-name="P42"/>
      <text:p text:style-name="P52">Comentem </text:p>
      <text:list xml:id="list70348552551075" text:continue-numbering="true" text:style-name="L2">
        <text:list-item>
          <text:p text:style-name="P209"><text:a xlink:type="simple" xlink:href="https://paulinoposada.github.io/web_e/web_e_2425/documents/apunts/unitat_4_analisis_redes/e_apunts_ud_4_gs.pdf">Unitat 4</text:a>, <text:span text:style-name="T4">arribat fins pàg. 15</text:span></text:p>
        </text:list-item>
      </text:list>
      <text:p text:style-name="P70"/>
      <text:p text:style-name="P70"/>
      <text:p text:style-name="P70"/>
      <text:p text:style-name="P70"/>
      <text:p text:style-name="P70"/>
      <text:p text:style-name="P4">Di<text:span text:style-name="T2">mecres</text:span><text:tab/><text:tab/><text:tab/><text:span text:style-name="T5">02</text:span>/<text:span text:style-name="T5">10</text:span>/2<text:span text:style-name="T1">4</text:span></text:p>
      <text:p text:style-name="P42"/>
      <text:p text:style-name="P65">Comentem <text:s/></text:p>
      <text:list xml:id="list70348879673712" text:continue-list="list4498042750866860684" text:style-name="L1">
        <text:list-item>
          <text:p text:style-name="P210"><text:a xlink:type="simple" xlink:href="https://paulinoposada.github.io/web_e/web_e_2425/documents/apunts/unitat_4_analisis_redes/e_apunts_ud_4_gs.pdf">Unitat 4</text:a>, <text:span text:style-name="T4">arribat fins pàg. 19</text:span></text:p>
        </text:list-item>
        <text:list-item>
          <text:p text:style-name="P211">Programa de simulació Cade Simu</text:p>
        </text:list-item>
      </text:list>
      <text:p text:style-name="P52"/>
      <text:p text:style-name="P52"/>
      <text:p text:style-name="P4">Di<text:span text:style-name="T3">jous</text:span><text:tab/><text:tab/><text:tab/><text:tab/><text:span text:style-name="T6">03</text:span>/<text:span text:style-name="T6">10</text:span>/2<text:span text:style-name="T1">4</text:span></text:p>
      <text:p text:style-name="P42"/>
      <text:p text:style-name="P52">Comentem </text:p>
      <text:list xml:id="list5303024451872406054" text:style-name="L3">
        <text:list-item>
          <text:p text:style-name="P220"><text:a xlink:type="simple" xlink:href="https://paulinoposada.github.io/web_e/web_e_2425/documents/apunts/unitat_4_analisis_redes/e_apunts_ud_4_gs.pdf">Unitat 4</text:a>, <text:span text:style-name="T4">arribat fins pàg. 18, apartat 1.3 Circuitos de puente.</text:span></text:p>
        </text:list-item>
        <text:list-item>
          <text:p text:style-name="P226">Comentem <text:a xlink:type="simple" xlink:href="https://paulinoposada.github.io/web_e/web_e_2425/documents/practiques/wheatstone_voltatge_entre_divisors_red.mp4">vídeo circuit pont</text:a>.</text:p>
        </text:list-item>
        <text:list-item>
          <text:p text:style-name="P226">Baixem al taller i comentem connexió font d'alimentació de PC que utilitzarem per les pràctiques de cc.</text:p>
          <text:p text:style-name="P227"><text:s/></text:p>
        </text:list-item>
      </text:list>
      <text:p text:style-name="P65"/>
      <text:p text:style-name="P65"/>
      <text:p text:style-name="P196"/>
      <text:p text:style-name="P4">Di<text:span text:style-name="T5">vendres</text:span><text:tab/><text:tab/><text:tab/><text:span text:style-name="T6">04</text:span>/<text:span text:style-name="T6">10</text:span>/2<text:span text:style-name="T1">4</text:span></text:p>
      <text:p text:style-name="P42"/>
      <text:p text:style-name="P52">Comentem </text:p>
      <text:list xml:id="list70349615612762" text:continue-numbering="true" text:style-name="L3">
        <text:list-item>
          <text:p text:style-name="P234">Baixem al taller i feim practiques amb circuits pont.</text:p>
        </text:list-item>
      </text:list>
      <text:p text:style-name="P71"/>
      <text:p text:style-name="P71"/>
      <text:p text:style-name="P5">Di<text:span text:style-name="T2">mecres</text:span><text:tab/><text:tab/><text:tab/><text:span text:style-name="T5">09</text:span>/<text:span text:style-name="T5">10</text:span>/2<text:span text:style-name="T1">4</text:span></text:p>
      <text:p text:style-name="P43"/>
      <text:p text:style-name="P66">Comentem <text:s/></text:p>
      <text:list xml:id="list70350076542207" text:continue-list="list70348879673712" text:style-name="L1">
        <text:list-item>
          <text:p text:style-name="P212"><text:span text:style-name="T8">Continuem amb </text:span><text:a xlink:type="simple" xlink:href="https://paulinoposada.github.io/web_e/web_e_2425/documents/practiques/practica_wheatstone.pdf"><text:span text:style-name="T8">pràctica Wheatstone</text:span></text:a><text:span text:style-name="T8">. </text:span></text:p>
          <text:p text:style-name="P212"/>
        </text:list-item>
      </text:list>
      <text:p text:style-name="P53"/>
      <text:p text:style-name="P53"/>
      <text:p text:style-name="P5">Di<text:span text:style-name="T3">jous</text:span><text:tab/><text:tab/><text:tab/><text:tab/><text:span text:style-name="T8">10</text:span>/<text:span text:style-name="T6">10</text:span>/2<text:span text:style-name="T1">4</text:span></text:p>
      <text:p text:style-name="P43"/>
      <text:p text:style-name="P53">Comentem </text:p>
      <text:list xml:id="list6014994056774403217" text:style-name="L4">
        <text:list-item>
          <text:p text:style-name="P235">Comentem pràctica Wheatstone amb dos diodes, corrent per la diagonal en els següents casos: </text:p>
          <text:p text:style-name="P235">cas 1: potenciòmetre a màxima resistència </text:p>
          <text:p text:style-name="P235">cas 2: potenciòmetre a resistència igual a R3</text:p>
          <text:p text:style-name="P235">cas 3: potenciòmetrea a mínima resistència</text:p>
        </text:list-item>
        <text:list-item>
          <text:p text:style-name="P221"><text:a xlink:type="simple" xlink:href="https://paulinoposada.github.io/web_e/web_e_2425/documents/apunts/unitat_4_analisis_redes/e_apunts_ud_4_gs.pdf">Unitat 4</text:a>, <text:span text:style-name="T9">comentem exercici 1.4-1.</text:span></text:p>
          <text:p text:style-name="P235"/>
          <text:p text:style-name="P228"><text:s/></text:p>
        </text:list-item>
      </text:list>
      <text:p text:style-name="P66"/>
      <text:p text:style-name="P66"/>
      <text:p text:style-name="P5">Di<text:span text:style-name="T5">vendres</text:span><text:tab/><text:tab/><text:tab/><text:span text:style-name="T8">11</text:span>/<text:span text:style-name="T6">10</text:span>/2<text:span text:style-name="T1">4</text:span></text:p>
      <text:p text:style-name="P43"/>
      <text:p text:style-name="P53">Comentem </text:p>
      <text:list xml:id="list70350448355208" text:continue-numbering="true" text:style-name="L4">
        <text:list-item>
          <text:p text:style-name="P221"><text:a xlink:type="simple" xlink:href="https://paulinoposada.github.io/web_e/web_e_2425/documents/apunts/unitat_4_analisis_redes/e_apunts_ud_4_gs.pdf">Unitat 4</text:a>, <text:span text:style-name="T9">comentem exercici 1.4-2.</text:span></text:p>
        </text:list-item>
      </text:list>
      <text:p text:style-name="P72"/>
      <text:p text:style-name="P6">Di<text:span text:style-name="T2">mecres</text:span><text:tab/><text:tab/><text:tab/><text:span text:style-name="T10">16</text:span>/<text:span text:style-name="T5">10</text:span>/2<text:span text:style-name="T1">4</text:span></text:p>
      <text:p text:style-name="P44"/>
      <text:p text:style-name="P67">Comentem <text:s/></text:p>
      <text:list xml:id="list70348698737342" text:continue-list="list70350076542207" text:style-name="L1">
        <text:list-item>
          <text:p text:style-name="P213"><text:span text:style-name="T11">Comentem i terminem </text:span><text:a xlink:type="simple" xlink:href="https://paulinoposada.github.io/web_e/web_e_2425/documents/practiques/practica_wheatstone.pdf"><text:span text:style-name="T11">pràctica Wheatstone</text:span></text:a><text:span text:style-name="T11">. </text:span></text:p>
          <text:p text:style-name="P213"/>
        </text:list-item>
      </text:list>
      <text:p text:style-name="P54"/>
      <text:p text:style-name="P54"/>
      <text:p text:style-name="P6">Di<text:span text:style-name="T3">jous</text:span><text:tab/><text:tab/><text:tab/><text:tab/><text:span text:style-name="T8">17</text:span>/<text:span text:style-name="T6">10</text:span>/2<text:span text:style-name="T1">4</text:span></text:p>
      <text:p text:style-name="P44"/>
      <text:p text:style-name="P54">Comentem </text:p>
      <text:list xml:id="list6779216780492491871" text:style-name="L5">
        <text:list-item>
          <text:p text:style-name="P237">Comencem amb l'<text:a xlink:type="simple" xlink:href="https://paulinoposada.github.io/web_e/web_e_2425/documents/apunts/unitat_5_condensador/e_apunts_ud_5_gs.pdf">unitat 5</text:a>, condensador.</text:p>
        </text:list-item>
        <text:list-item>
          <text:p text:style-name="P237">Continuem amb esquema amb Cade Simu, <text:span text:style-name="T12">terminem l'</text:span><text:a xlink:type="simple" xlink:href="https://paulinoposada.github.io/web_e/web_e_2425/documents/tutorial_cade_simu.pdf"><text:span text:style-name="T12">exemple</text:span></text:a>.</text:p>
          <text:p text:style-name="P236"/>
          <text:p text:style-name="P229"><text:s/></text:p>
        </text:list-item>
      </text:list>
      <text:p text:style-name="P67"/>
      <text:p text:style-name="P67"/>
      <text:p text:style-name="P6"/>
      <text:p text:style-name="P197">Di<text:span text:style-name="T5">vendres</text:span><text:tab/><text:tab/><text:tab/><text:span text:style-name="T8">18</text:span>/<text:span text:style-name="T6">10</text:span>/2<text:span text:style-name="T1">4</text:span></text:p>
      <text:p text:style-name="P44"/>
      <text:p text:style-name="P54">Comentem </text:p>
      <text:list xml:id="list70350198863690" text:continue-numbering="true" text:style-name="L5">
        <text:list-item>
          <text:p text:style-name="P240">Comentem <text:a xlink:type="simple" xlink:href="https://paulinoposada.github.io/web_e/web_e_2425/documents/ta.pdf">tasca 5</text:a>.</text:p>
        </text:list-item>
        <text:list-item>
          <text:p text:style-name="P238">Co<text:span text:style-name="T13">ntinuem</text:span> amb l'<text:a xlink:type="simple" xlink:href="https://paulinoposada.github.io/web_e/web_e_2425/documents/apunts/unitat_5_condensador/e_apunts_ud_5_gs.pdf">unitat 5</text:a>, <text:span text:style-name="T14">apartat 1.1 Campo eléctrico y capacidad</text:span>.</text:p>
        </text:list-item>
      </text:list>
      <text:p text:style-name="P75"/>
      <text:p text:style-name="P75"/>
      <text:p text:style-name="P7">Di<text:span text:style-name="T2">mecres</text:span><text:tab/><text:tab/><text:tab/><text:span text:style-name="T15">23</text:span>/<text:span text:style-name="T5">10</text:span>/2<text:span text:style-name="T1">4</text:span></text:p>
      <text:p text:style-name="P45"/>
      <text:p text:style-name="P68">Comentem <text:s/></text:p>
      <text:list xml:id="list70350259478941" text:continue-list="list70348698737342" text:style-name="L1">
        <text:list-item>
          <text:p text:style-name="P239">Co<text:span text:style-name="T13">ntinuem</text:span> amb l'<text:a xlink:type="simple" xlink:href="https://paulinoposada.github.io/web_e/web_e_2425/documents/apunts/unitat_5_condensador/e_apunts_ud_5_gs.pdf">unitat 5</text:a>, <text:span text:style-name="T15">comentem càrrega (d'energia) i descàrrega i polaritat i direcció del corrent durant càrrega i descàrrega.</text:span></text:p>
        </text:list-item>
        <text:list-item>
          <text:p text:style-name="P214"><text:span text:style-name="T11">Comenc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4"/>
        </text:list-item>
      </text:list>
      <text:p text:style-name="P55"/>
      <text:p text:style-name="P7">Di<text:span text:style-name="T3">jous</text:span><text:tab/><text:tab/><text:tab/><text:tab/><text:span text:style-name="T15">24</text:span>/<text:span text:style-name="T6">10</text:span>/2<text:span text:style-name="T1">4</text:span></text:p>
      <text:p text:style-name="P55"/>
      <text:list xml:id="list1399202844436469139" text:style-name="L6">
        <text:list-item>
          <text:p text:style-name="P222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</text:span></text:p>
          <text:p text:style-name="P230"><text:s/></text:p>
        </text:list-item>
      </text:list>
      <text:p text:style-name="P8">Di<text:span text:style-name="T5">vendres</text:span><text:tab/><text:tab/><text:tab/><text:span text:style-name="T15">25</text:span>/<text:span text:style-name="T6">10</text:span>/2<text:span text:style-name="T1">4</text:span></text:p>
      <text:p text:style-name="P8"/>
      <text:p text:style-name="P8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156"><text:span text:style-name="T23">Comencem a comentar apartat 1.2 </text:span><text:span text:style-name="T52">La derivada y ejemplos de tensiones variables </text:span><text:span text:style-name="T53">(fins pàg. 13)</text:span></text:p>
      <text:p text:style-name="P158">Comentem exercici 1.2-1</text:p>
      <text:p text:style-name="P157"/>
      <text:p text:style-name="P157"/>
      <text:p text:style-name="P9">Di<text:span text:style-name="T2">mecres</text:span><text:tab/><text:tab/><text:tab/><text:span text:style-name="T15">30</text:span>/<text:span text:style-name="T5">10</text:span>/2<text:span text:style-name="T1">4</text:span></text:p>
      <text:p text:style-name="P46"/>
      <text:p text:style-name="P69">Comentem <text:s/></text:p>
      <text:list xml:id="list70350254438170" text:continue-list="list70350259478941" text:style-name="L1">
        <text:list-item>
          <text:p text:style-name="P241">Treball autònom 9</text:p>
        </text:list-item>
        <text:list-item>
          <text:p text:style-name="P245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, </text:span><text:span text:style-name="T26">terminem de comentar apartat 1.2 </text:span><text:span text:style-name="T52">La derivada y ejemplos de tensiones variables</text:span></text:p>
        </text:list-item>
        <text:list-item>
          <text:p text:style-name="P215"><text:span text:style-name="T11">Continuem amb </text:span><text:a xlink:type="simple" xlink:href="https://paulinoposada.github.io/web_e/web_e_2425/documents/practiques/practica_motor_1/practica_motor_1.pdf"><text:span text:style-name="T11">pràctica motor 1</text:span></text:a><text:span text:style-name="T11">. </text:span></text:p>
          <text:p text:style-name="P216"/>
        </text:list-item>
      </text:list>
      <text:p text:style-name="P56"/>
      <text:p text:style-name="P9">Di<text:span text:style-name="T3">jous</text:span><text:tab/><text:tab/><text:tab/><text:tab/><text:span text:style-name="T93">31</text:span>/<text:span text:style-name="T6">10</text:span>/2<text:span text:style-name="T1">4</text:span></text:p>
      <text:p text:style-name="P76"/>
      <text:p text:style-name="P76">Lliure triat pel centre</text:p>
      <text:list xml:id="list1020865107067568769" text:style-name="L7">
        <text:list-header>
          <text:p text:style-name="P231"><text:s/></text:p>
        </text:list-header>
      </text:list>
      <text:p text:style-name="P9">Di<text:span text:style-name="T5">vendres</text:span><text:tab/><text:tab/><text:tab/><text:span text:style-name="T55">01</text:span>/<text:span text:style-name="T6">11</text:span>/2<text:span text:style-name="T1">4</text:span></text:p>
      <text:p text:style-name="P9"/>
      <text:p text:style-name="P76">Tots Sants</text:p>
      <text:p text:style-name="P9"/>
      <text:p text:style-name="P175"/>
      <text:p text:style-name="P175"><text:span text:style-name="T29">Di</text:span><text:span text:style-name="T30">mecres</text:span><text:span text:style-name="T29"><text:tab/><text:tab/><text:tab/></text:span><text:span text:style-name="T31">06</text:span><text:span text:style-name="T29">/</text:span><text:span text:style-name="T32">11</text:span><text:span text:style-name="T29">/2</text:span><text:span text:style-name="T33">4</text:span></text:p>
      <text:p text:style-name="P47"/>
      <text:p text:style-name="P77"><text:a xlink:type="simple" xlink:href="https://paulinoposada.github.io/web_e/web_e_2425/documents/examens/241106_ome_map33a_examen_sol.pdf">Examen</text:a></text:p>
      <text:list xml:id="list70349619792824" text:continue-list="list70350254438170" text:style-name="L1">
        <text:list-header>
          <text:p text:style-name="P217"/>
        </text:list-header>
      </text:list>
      <text:p text:style-name="P57"/>
      <text:p text:style-name="P10"/>
      <text:p text:style-name="P198">Di<text:span text:style-name="T3">jous</text:span><text:tab/><text:tab/><text:tab/><text:tab/><text:span text:style-name="T56">07</text:span>/<text:span text:style-name="T6">11</text:span>/2<text:span text:style-name="T1">4</text:span></text:p>
      <text:p text:style-name="P57"/>
      <text:list xml:id="list1929888361182638687" text:style-name="L8">
        <text:list-item>
          <text:p text:style-name="P223"><text:span text:style-name="T56">Comentem solució de l'</text:span><text:a xlink:type="simple" xlink:href="https://paulinoposada.github.io/web_e/web_e_2425/documents/examens/241106_ome_map33a_examen_sol.pdf"><text:span text:style-name="T56">examen</text:span></text:a><text:span text:style-name="T56">.</text:span></text:p>
          <text:p text:style-name="P232"><text:s/></text:p>
        </text:list-item>
      </text:list>
      <text:p text:style-name="P10"/>
      <text:p text:style-name="P10">Di<text:span text:style-name="T5">vendres</text:span><text:tab/><text:tab/><text:tab/><text:span text:style-name="T56">08</text:span>/<text:span text:style-name="T6">11</text:span>/2<text:span text:style-name="T1">4</text:span></text:p>
      <text:p text:style-name="P10"/>
      <text:p text:style-name="P175"><text:span text:style-name="T24">Co</text:span><text:span text:style-name="T25">ntinuem</text:span><text:span text:style-name="T24"> amb l'</text:span><text:a xlink:type="simple" xlink:href="https://paulinoposada.github.io/web_e/web_e_2425/documents/apunts/unitat_5_condensador/e_apunts_ud_5_gs.pdf"><text:span text:style-name="T24">unitat 5</text:span></text:a><text:span text:style-name="T24">. </text:span><text:span text:style-name="T27">Comentem gràfics pàg. 19, comencem apartat 1.3 Capacitat d'un condensador.</text:span></text:p>
      <text:p text:style-name="P176"/>
      <text:p text:style-name="P176"/>
      <text:p text:style-name="P176"><text:span text:style-name="T29">Di</text:span><text:span text:style-name="T30">mecres</text:span><text:span text:style-name="T29"><text:tab/><text:tab/><text:tab/></text:span><text:span text:style-name="T34">13</text:span><text:span text:style-name="T29">/</text:span><text:span text:style-name="T32">11</text:span><text:span text:style-name="T29">/2</text:span><text:span text:style-name="T33">4</text:span></text:p>
      <text:p text:style-name="P48"/>
      <text:p text:style-name="P133">Baixat al taller, continuat amb <text:a xlink:type="simple" xlink:href="https://paulinoposada.github.io/web_e/web_e_2425/documents/practiques/practica_motor_1/practica_motor_1.pdf"><text:span text:style-name="T11">pràctica motor 1</text:span></text:a> i començat <text:a xlink:type="simple" xlink:href="https://paulinoposada.github.io/web_e/web_e_2425/documents/practiques/practica_condensador.pdf">pràctica condensador</text:a>.</text:p>
      <text:list xml:id="list70348889007526" text:continue-list="list70349619792824" text:style-name="L1">
        <text:list-header>
          <text:p text:style-name="P218"/>
        </text:list-header>
      </text:list>
      <text:p text:style-name="P58"/>
      <text:p text:style-name="P11">Di<text:span text:style-name="T3">jous</text:span><text:tab/><text:tab/><text:tab/><text:tab/><text:span text:style-name="T57">14</text:span>/<text:span text:style-name="T6">11</text:span>/2<text:span text:style-name="T1">4</text:span></text:p>
      <text:p text:style-name="P78"/>
      <text:p text:style-name="P78"><text:span text:style-name="T58">Comentat treball </text:span><text:a xlink:type="simple" xlink:href="https://paulinoposada.github.io/web_e/web_e_2425/documents/ta/ta_09.pdf"><text:span text:style-name="T58">autonom 9</text:span></text:a><text:span text:style-name="T58">.</text:span></text:p>
      <text:p text:style-name="P12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79">Terminat de comentar l'apartat 1.3 Capacidad de un condensador. </text:p>
      <text:p text:style-name="P80">Comentat apartat 1.4 Conexión serie/paralelo de condensadores</text:p>
      <text:p text:style-name="P81">Comentat apartat 1.5 Condensadores en la práctica</text:p>
      <text:p text:style-name="P81">Començat a comentar l'exercici 1.4-3 pàg. 36</text:p>
      <text:p text:style-name="P80"/>
      <text:list xml:id="list7894386883219637132" text:style-name="L9">
        <text:list-header>
          <text:p text:style-name="P224"/>
          <text:p text:style-name="P233"><text:s/></text:p>
        </text:list-header>
      </text:list>
      <text:p text:style-name="P11">Di<text:span text:style-name="T5">vendres</text:span><text:tab/><text:tab/><text:tab/><text:span text:style-name="T57">15</text:span>/<text:span text:style-name="T6">11</text:span>/2<text:span text:style-name="T1">4</text:span></text:p>
      <text:p text:style-name="P11"/>
      <text:p text:style-name="P13"><text:span text:style-name="T16">Co</text:span><text:span text:style-name="T17">ntinuem</text:span><text:span text:style-name="T16"> amb l'</text:span><text:a xlink:type="simple" xlink:href="https://paulinoposada.github.io/web_e/web_e_2425/documents/apunts/unitat_5_condensador/e_apunts_ud_5_gs.pdf"><text:span text:style-name="T16">unitat 5</text:span></text:a><text:span text:style-name="T16">.</text:span></text:p>
      <text:p text:style-name="P85">Comentat exercici <text:span text:style-name="T59">l'exercici 1.4-3 pàg. 36 </text:span>i treball <text:a xlink:type="simple" xlink:href="https://paulinoposada.github.io/web_e/web_e_2425/documents/ta/ta_11.pdf">autònom 11</text:a>.</text:p>
      <text:p text:style-name="P85"/>
      <text:p text:style-name="P85"/>
      <text:p text:style-name="P177"><text:span text:style-name="T29">Di</text:span><text:span text:style-name="T30">mecres</text:span><text:span text:style-name="T29"><text:tab/><text:tab/><text:tab/></text:span><text:span text:style-name="T35">20</text:span><text:span text:style-name="T29">/</text:span><text:span text:style-name="T32">11</text:span><text:span text:style-name="T29">/2</text:span><text:span text:style-name="T33">4</text:span></text:p>
      <text:p text:style-name="P49"/>
      <text:p text:style-name="P90">Terminat de comentar <text:a xlink:type="simple" xlink:href="https://paulinoposada.github.io/web_e/web_e_2425/documents/apunts/unitat_5_condensador/e_apunts_ud_5_gs.pdf"><text:span text:style-name="T10">unitat 5</text:span></text:a><text:span text:style-name="T10">.</text:span></text:p>
      <text:p text:style-name="P90"/>
      <text:p text:style-name="P90">Començat amb <text:a xlink:type="simple" xlink:href="https://paulinoposada.github.io/web_e/web_e_2425/documents/apunts/unitat_6_magnetisme/e_apunts_ud_6_gs.pdf">unitat 6</text:a>.</text:p>
      <text:p text:style-name="P90">Comentat apartat 1.1 Imanes permanentes.</text:p>
      <text:p text:style-name="P91">Comentat apartat 1.<text:span text:style-name="T61">2</text:span> <text:span text:style-name="T61">Electromagnetismo</text:span>.</text:p>
      <text:p text:style-name="P133">Baixat al taller, continuat amb <text:a xlink:type="simple" xlink:href="https://paulinoposada.github.io/web_e/web_e_2425/documents/practiques/practica_motor_1/practica_motor_1.pdf"><text:span text:style-name="T11">pràctica motor 1</text:span></text:a> i <text:a xlink:type="simple" xlink:href="https://paulinoposada.github.io/web_e/web_e_2425/documents/practiques/practica_condensador.pdf">pràctica condensador</text:a>.</text:p>
      <text:list xml:id="list70348953682572" text:continue-list="list70348889007526" text:style-name="L1">
        <text:list-header>
          <text:p text:style-name="P219"/>
        </text:list-header>
      </text:list>
      <text:p text:style-name="P59"/>
      <text:p text:style-name="P14">Di<text:span text:style-name="T3">jous</text:span><text:tab/><text:tab/><text:tab/><text:tab/><text:span text:style-name="T60">21</text:span>/<text:span text:style-name="T6">11</text:span>/2<text:span text:style-name="T1">4</text:span></text:p>
      <text:p text:style-name="P92"/>
      <text:p text:style-name="P92">Co<text:span text:style-name="T62">ntinuat</text:span> amb <text:a xlink:type="simple" xlink:href="https://paulinoposada.github.io/web_e/web_e_2425/documents/apunts/unitat_6_magnetisme/e_apunts_ud_6_gs.pdf">unitat 6</text:a>.</text:p>
      <text:p text:style-name="P102">Comentat apartat 1.4 Permeabilidad y saturación</text:p>
      <text:p text:style-name="P14"/>
      <text:p text:style-name="P14"/>
      <text:p text:style-name="P14"/>
      <text:p text:style-name="P199">Di<text:span text:style-name="T5">vendres</text:span><text:tab/><text:tab/><text:tab/><text:span text:style-name="T60">22</text:span>/<text:span text:style-name="T6">11</text:span>/2<text:span text:style-name="T1">4</text:span></text:p>
      <text:p text:style-name="P92"/>
      <text:p text:style-name="P92">Co<text:span text:style-name="T62">ntinuat</text:span> amb <text:a xlink:type="simple" xlink:href="https://paulinoposada.github.io/web_e/web_e_2425/documents/apunts/unitat_6_magnetisme/e_apunts_ud_6_gs.pdf">unitat 6</text:a>.</text:p>
      <text:p text:style-name="P102">Comentat apartat 1.4 Permeabilidad y saturación</text:p>
      <text:p text:style-name="P15"/>
      <text:p text:style-name="P86"/>
      <text:p text:style-name="P178"><text:span text:style-name="T29">Di</text:span><text:span text:style-name="T30">mecres</text:span><text:span text:style-name="T29"><text:tab/><text:tab/><text:tab/></text:span><text:span text:style-name="T35">2</text:span><text:span text:style-name="T36">7</text:span><text:span text:style-name="T29">/</text:span><text:span text:style-name="T32">11</text:span><text:span text:style-name="T29">/2</text:span><text:span text:style-name="T33">4</text:span></text:p>
      <text:p text:style-name="P102"/>
      <text:p text:style-name="P102">Preparació examen.</text:p>
      <text:p text:style-name="P73"/>
      <text:p text:style-name="P60"/>
      <text:p text:style-name="P15">Di<text:span text:style-name="T3">jous</text:span><text:tab/><text:tab/><text:tab/><text:tab/><text:span text:style-name="T60">28</text:span>/<text:span text:style-name="T6">11</text:span>/2<text:span text:style-name="T1">4</text:span></text:p>
      <text:p text:style-name="P102"/>
      <text:p text:style-name="P102">Examen</text:p>
      <text:p text:style-name="P82"/>
      <text:p text:style-name="P99"/>
      <text:p text:style-name="P99"/>
      <text:p text:style-name="P15">Di<text:span text:style-name="T5">vendres</text:span><text:tab/><text:tab/><text:tab/><text:span text:style-name="T60">22</text:span>/<text:span text:style-name="T6">11</text:span>/2<text:span text:style-name="T1">4</text:span></text:p>
      <text:p text:style-name="P87"/>
      <text:p text:style-name="P108">Comentem <text:a xlink:type="simple" xlink:href="https://paulinoposada.github.io/web_e/web_e_2425/documents/examens/241128_ome_map33a_examen_sol.pdf">solució examen</text:a></text:p>
      <text:p text:style-name="P86"/>
      <text:p text:style-name="P179"/>
      <text:p text:style-name="P179"><text:span text:style-name="T29">Di</text:span><text:span text:style-name="T30">mecres</text:span><text:span text:style-name="T29"><text:tab/><text:tab/><text:tab/></text:span><text:span text:style-name="T37">04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3"/>
      <text:p text:style-name="P93">Co<text:span text:style-name="T62">ntinuat</text:span> amb <text:a xlink:type="simple" xlink:href="https://paulinoposada.github.io/web_e/web_e_2425/documents/apunts/unitat_6_magnetisme/e_apunts_ud_6_gs.pdf">unitat 6</text:a>.</text:p>
      <text:p text:style-name="P109">Comentem apartat 1.5 Inducción electromagnética</text:p>
      <text:p text:style-name="P109">Comentem apartat 1.6 Inducción mutua</text:p>
      <text:p text:style-name="P109">Comentem els exercicis 1.12-6 i 7</text:p>
      <text:p text:style-name="P74"/>
      <text:p text:style-name="P61"/>
      <text:p text:style-name="P16">Di<text:span text:style-name="T3">jous</text:span><text:tab/><text:tab/><text:tab/><text:tab/><text:span text:style-name="T63">05</text:span>/<text:span text:style-name="T6">12</text:span>/2<text:span text:style-name="T1">4</text:span></text:p>
      <text:p text:style-name="P103"/>
      <text:p text:style-name="P110">Baixem al taller, continuem amb la <text:a xlink:type="simple" xlink:href="https://paulinoposada.github.io/web_e/web_e_2425/documents/practiques/practica_condensador.pdf"><text:span text:style-name="T64">pràctica condensador</text:span></text:a><text:span text:style-name="T64">.</text:span> </text:p>
      <text:p text:style-name="P83"/>
      <text:p text:style-name="P100"/>
      <text:p text:style-name="P100"/>
      <text:p text:style-name="P16">Di<text:span text:style-name="T5">vendres</text:span><text:tab/><text:tab/><text:tab/><text:span text:style-name="T63">06</text:span>/<text:span text:style-name="T6">12</text:span>/2<text:span text:style-name="T1">4</text:span></text:p>
      <text:p text:style-name="P88"/>
      <text:p text:style-name="P110">Festiu</text:p>
      <text:p text:style-name="P180"/>
      <text:p text:style-name="P180"/>
      <text:p text:style-name="P180"><text:span text:style-name="T29">Di</text:span><text:span text:style-name="T30">mecres</text:span><text:span text:style-name="T29"><text:tab/><text:tab/><text:tab/></text:span><text:span text:style-name="T38">11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4"/>
      <text:p text:style-name="P111">Baixa</text:p>
      <text:p text:style-name="P62"/>
      <text:p text:style-name="P17"/>
      <text:p text:style-name="P17">Di<text:span text:style-name="T3">jous</text:span><text:tab/><text:tab/><text:tab/><text:tab/><text:span text:style-name="T65">12</text:span>/<text:span text:style-name="T6">12</text:span>/2<text:span text:style-name="T1">4</text:span></text:p>
      <text:p text:style-name="P104"/>
      <text:p text:style-name="P111">Baixa</text:p>
      <text:p text:style-name="P84"/>
      <text:p text:style-name="P101"/>
      <text:p text:style-name="P17"/>
      <text:p text:style-name="P200">Di<text:span text:style-name="T5">vendres</text:span><text:tab/><text:tab/><text:tab/><text:span text:style-name="T65">13</text:span>/<text:span text:style-name="T6">12</text:span>/2<text:span text:style-name="T1">4</text:span></text:p>
      <text:p text:style-name="P89"/>
      <text:p text:style-name="P111">Baixa</text:p>
      <text:p text:style-name="P89"/>
      <text:p text:style-name="P89"/>
      <text:p text:style-name="P180"><text:span text:style-name="T29">Di</text:span><text:span text:style-name="T30">mecres</text:span><text:span text:style-name="T29"><text:tab/><text:tab/><text:tab/></text:span><text:span text:style-name="T38">1</text:span><text:span text:style-name="T39">8</text:span><text:span text:style-name="T29">/</text:span><text:span text:style-name="T32">1</text:span><text:span text:style-name="T37">2</text:span><text:span text:style-name="T29">/2</text:span><text:span text:style-name="T33">4</text:span></text:p>
      <text:p text:style-name="P104"/>
      <text:p text:style-name="P111">Comentem dubtes examen.</text:p>
      <text:p text:style-name="P94">Co<text:span text:style-name="T62">ntinuat</text:span> amb <text:a xlink:type="simple" xlink:href="https://paulinoposada.github.io/web_e/web_e_2425/documents/apunts/unitat_6_magnetisme/e_apunts_ud_6_gs.pdf">unitat 6</text:a>.</text:p>
      <text:p text:style-name="P111">Comentem comportament bobina en sèrie amb resistència en cas de cc i comparació amb condensador. </text:p>
      <text:p text:style-name="P17"/>
      <text:p text:style-name="P17"/>
      <text:p text:style-name="P17">Di<text:span text:style-name="T3">jous</text:span><text:tab/><text:tab/><text:tab/><text:tab/><text:span text:style-name="T65">19</text:span>/<text:span text:style-name="T6">12</text:span>/2<text:span text:style-name="T1">4</text:span></text:p>
      <text:p text:style-name="P104"/>
      <text:p text:style-name="P111">Examen</text:p>
      <text:p text:style-name="P84"/>
      <text:p text:style-name="P101"/>
      <text:p text:style-name="P181"><text:span text:style-name="T29">Di</text:span><text:span text:style-name="T30">mecres</text:span><text:span text:style-name="T29"><text:tab/><text:tab/><text:tab/></text:span><text:span text:style-name="T40">0</text:span><text:span text:style-name="T39">8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4">Repassem <text:a xlink:type="simple" xlink:href="https://paulinoposada.github.io/web_e/web_e_2425/documents/apunts/unitat_6_magnetisme/e_apunts_ud_6_gs.pdf"><text:span text:style-name="T60">unitat 6</text:span></text:a>.</text:p>
      <text:p text:style-name="P113">Comentem apartat 1.7 Inductores i inductancia</text:p>
      <text:p text:style-name="P105"/>
      <text:p text:style-name="P112"/>
      <text:p text:style-name="P182"><text:span text:style-name="T29">Di</text:span><text:span text:style-name="T41">jous</text:span><text:span text:style-name="T29"><text:tab/><text:tab/><text:tab/><text:tab/></text:span><text:span text:style-name="T40">0</text:span><text:span text:style-name="T41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4"/>
      <text:p text:style-name="P95">Co<text:span text:style-name="T62">ntinuat</text:span> amb <text:a xlink:type="simple" xlink:href="https://paulinoposada.github.io/web_e/web_e_2425/documents/apunts/unitat_6_magnetisme/e_apunts_ud_6_gs.pdf">unitat 6</text:a>.</text:p>
      <text:p text:style-name="P114">Comentem apartat 1.<text:span text:style-name="T66">8</text:span> <text:span text:style-name="T66">Càlcul d'inductors.</text:span></text:p>
      <text:p text:style-name="P106"/>
      <text:p text:style-name="P183"/>
      <text:p text:style-name="P183"><text:span text:style-name="T29">Di</text:span><text:span text:style-name="T42">vendres</text:span><text:span text:style-name="T29"><text:tab/><text:tab/><text:tab/></text:span><text:span text:style-name="T42">1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5"/>
      <text:p text:style-name="P96">Co<text:span text:style-name="T62">ntinuat</text:span> amb <text:a xlink:type="simple" xlink:href="https://paulinoposada.github.io/web_e/web_e_2425/documents/apunts/unitat_6_magnetisme/e_apunts_ud_6_gs.pdf">unitat 6</text:a>.</text:p>
      <text:p text:style-name="P115">Comentem apartat<text:span text:style-name="T67">s</text:span> 1.<text:span text:style-name="T67">9</text:span> <text:span text:style-name="T67">Factors que influeixen en l'inductància, 1.10 Inductors en sèrie i paral·lel i 1.11 Inductors en la pràctica.</text:span></text:p>
      <text:p text:style-name="P115"/>
      <text:p text:style-name="P107"/>
      <text:p text:style-name="P184"><text:span text:style-name="T29">Di</text:span><text:span text:style-name="T30">mecres</text:span><text:span text:style-name="T29"><text:tab/><text:tab/><text:tab/></text:span><text:span text:style-name="T43">15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16">Baixem al taller, provem magnetizar nucli de ferro amb bobina i mostrar com s'orienta en el camp magnétic terrestre (pol nord magnètic cap al nord i pol sud magnètic cap al sud). Canviem el sentit del corrent per la bobina per invertir els pols magnètics.</text:p>
      <text:p text:style-name="P116"/>
      <text:p text:style-name="P21"/>
      <text:p text:style-name="P21">Dijous <text:tab/><text:tab/><text:tab/>16/01/25</text:p>
      <text:p text:style-name="P21"/>
      <text:p text:style-name="P97">Co<text:span text:style-name="T62">ntinuat</text:span> amb <text:a xlink:type="simple" xlink:href="https://paulinoposada.github.io/web_e/web_e_2425/documents/apunts/unitat_6_magnetisme/e_apunts_ud_6_gs.pdf">unitat 6</text:a>.</text:p>
      <text:p text:style-name="P117">Comentem el<text:span text:style-name="T68">s</text:span> exercicis 1.12-1 a 1<text:span text:style-name="T68">2</text:span></text:p>
      <text:p text:style-name="P21"/>
      <text:p text:style-name="P21"/>
      <text:p text:style-name="P22"/>
      <text:p text:style-name="P201">Di<text:span text:style-name="T68">vendres</text:span> <text:tab/><text:tab/><text:tab/>1<text:span text:style-name="T68">7</text:span>/01/25</text:p>
      <text:p text:style-name="P22"/>
      <text:p text:style-name="P98"><text:span text:style-name="T68">Acabat</text:span> amb <text:a xlink:type="simple" xlink:href="https://paulinoposada.github.io/web_e/web_e_2425/documents/apunts/unitat_6_magnetisme/e_apunts_ud_6_gs.pdf">unitat 6</text:a>.</text:p>
      <text:p text:style-name="P118">Comen<text:span text:style-name="T68">tem</text:span> l<text:span text:style-name="T68">'</text:span>exercici 1.12-13</text:p>
      <text:p text:style-name="P118"/>
      <text:p text:style-name="P119">Començat amb la <text:a xlink:type="simple" xlink:href="https://paulinoposada.github.io/web_e/web_e_2425/documents/apunts/unitat_7_ca/e_apunts_ud_7_gs.pdf">unitat 7</text:a> - Corrent altern</text:p>
      <text:p text:style-name="P118">Come<text:span text:style-name="T68">nçam a comentar l'apartat 1, teoria bàsica.</text:span></text:p>
      <text:p text:style-name="P119"/>
      <text:p text:style-name="P119"/>
      <text:p text:style-name="P185"><text:span text:style-name="T29">Di</text:span><text:span text:style-name="T30">mecres</text:span><text:span text:style-name="T29"><text:tab/><text:tab/><text:tab/></text:span><text:span text:style-name="T44">22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5"/>
      <text:p text:style-name="P193"><text:span text:style-name="T40">F</text:span><text:span text:style-name="T29">et l'esquema de la </text:span><text:a xlink:type="simple" xlink:href="https://paulinoposada.github.io/web_e/web_e_2425/documents/practiques/practica_motor_2.pdf"><text:span text:style-name="T29">pràctica motor 2</text:span></text:a><text:span text:style-name="T29"> amb Cade Simu.</text:span></text:p>
      <text:p text:style-name="P123">Comentat el funcionament del circuit.</text:p>
      <text:p text:style-name="P193"><text:span text:style-name="T29">Vist </text:span><text:a xlink:type="simple" xlink:href="https://youtu.be/n0RMqn6cTBE?si=_o_gl0OTpLrHETo3"><text:span text:style-name="T29">vídeo explicatiu del funcionament d'un generador elèctric trifàsic.</text:span></text:a></text:p>
      <text:p text:style-name="P127">Baixat al taller. Comencen a muntar la pràctica motor 2, els grups 1 i 2</text:p>
      <text:p text:style-name="P186"/>
      <text:p text:style-name="P186"/>
      <text:p text:style-name="P186"><text:span text:style-name="T29">Di</text:span><text:span text:style-name="T45">jous</text:span><text:span text:style-name="T29"><text:tab/><text:tab/><text:tab/><text:tab/></text:span><text:span text:style-name="T44">2</text:span><text:span text:style-name="T45">3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6"/>
      <text:p text:style-name="P120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4"><text:span text:style-name="T70">Terminem de c</text:span>oment<text:span text:style-name="T70">ar</text:span> <text:span text:style-name="T70">l'</text:span>apartat <text:span text:style-name="T70">1 Corrient altern (ca, AC), teoria bàsica.</text:span> </text:p>
      <text:p text:style-name="P119"/>
      <text:p text:style-name="P119"/>
      <text:p text:style-name="P119"/>
      <text:p text:style-name="P187"><text:span text:style-name="T29">Di</text:span><text:span text:style-name="T46">vendres</text:span><text:span text:style-name="T29"><text:tab/><text:tab/><text:tab/></text:span><text:span text:style-name="T44">2</text:span><text:span text:style-name="T46">4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7"/>
      <text:p text:style-name="P121"><text:span text:style-name="T71">Repassat els exercicis 1.12-14 i 1.12-15 de la </text:span><text:a xlink:type="simple" xlink:href="https://paulinoposada.github.io/web_e/web_e_2425/documents/apunts/unitat_6_magnetisme/e_apunts_ud_6_gs.pdf"><text:span text:style-name="T71">unitat 6</text:span></text:a><text:span text:style-name="T71">.</text:span></text:p>
      <text:p text:style-name="P125"/>
      <text:p text:style-name="P125"/>
      <text:p text:style-name="P188"><text:span text:style-name="T29">Di</text:span><text:span text:style-name="T47">mecres</text:span><text:span text:style-name="T29"><text:tab/><text:tab/><text:tab/></text:span><text:span text:style-name="T44">2</text:span><text:span text:style-name="T47">9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88"/>
      <text:p text:style-name="P194"><text:span text:style-name="T40">C</text:span><text:span text:style-name="T29">omentem dubtes relatius a l'examen de demà.</text:span></text:p>
      <text:p text:style-name="P18"/>
      <text:p text:style-name="P18"/>
      <text:p text:style-name="P189"><text:span text:style-name="T29">D</text:span><text:span text:style-name="T49">ijous</text:span><text:span text:style-name="T29"><text:tab/><text:tab/><text:tab/></text:span><text:span text:style-name="T48">30</text:span><text:span text:style-name="T29">/</text:span><text:span text:style-name="T40">0</text:span><text:span text:style-name="T32">1</text:span><text:span text:style-name="T29">/2</text:span><text:span text:style-name="T40">5</text:span></text:p>
      <text:p text:style-name="P195"/>
      <text:p text:style-name="P195"><text:span text:style-name="T48">Feim el primer examen de la segona avaluació</text:span><text:span text:style-name="T29">.</text:span></text:p>
      <text:p text:style-name="P19"/>
      <text:p text:style-name="P19"/>
      <text:p text:style-name="P23">Divendres<text:tab/><text:tab/>31/01/25</text:p>
      <text:p text:style-name="P23"/>
      <text:p text:style-name="P128">Comentem la solució de l'examen.</text:p>
      <text:p text:style-name="P128"/>
      <text:p text:style-name="P128"/>
      <text:p text:style-name="P190"><text:span text:style-name="T29">Di</text:span><text:span text:style-name="T47">mecres</text:span><text:span text:style-name="T29"><text:tab/><text:tab/></text:span><text:span text:style-name="T50">05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0"/>
      <text:p text:style-name="P192"><text:span text:style-name="T28">Feim la practica 1 amb l'</text:span><text:span text:style-name="T22"> </text:span><text:a xlink:type="simple" xlink:href="https://paulinoposada.github.io/web_e/web_e_2425/documents/apunts/arduino/e_apunts_arduino.pdf"><text:span text:style-name="T22">Arduino</text:span></text:a><text:span text:style-name="T22">.</text:span></text:p>
      <text:p text:style-name="P190"/>
      <text:p text:style-name="P190"/>
      <text:p text:style-name="P191"/>
      <text:p text:style-name="P205"><text:span text:style-name="T29">Di</text:span><text:span text:style-name="T51">jous</text:span><text:span text:style-name="T29"><text:tab/><text:tab/><text:tab/></text:span><text:span text:style-name="T50">0</text:span><text:span text:style-name="T51">6</text:span><text:span text:style-name="T29">/</text:span><text:span text:style-name="T40">0</text:span><text:span text:style-name="T50">2</text:span><text:span text:style-name="T29">/2</text:span><text:span text:style-name="T40">5</text:span></text:p>
      <text:p text:style-name="P191"/>
      <text:p text:style-name="P122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26"/>
      <text:p text:style-name="P129">Comentem apartat 1.1 Corriente alterna monofásica </text:p>
      <text:p text:style-name="P129">Comentem apartat 1.1.1 Esquema de principio de un generador de corriente continua</text:p>
      <text:p text:style-name="P126"><text:span text:style-name="T72">Comentem apartat 1.1.2 Inducción de corriente al mover un conductor dentro de un campo magnético</text:span> </text:p>
      <text:p text:style-name="P129">Comentem apartat 1.1.3 Fuerza sobre un conductor por el que circula una coriente que se encuentra dentro de un campo magnètico.</text:p>
      <text:p text:style-name="P20"/>
      <text:p text:style-name="P20"/>
      <text:p text:style-name="P20">Di<text:span text:style-name="T74">vendres</text:span><text:tab/><text:tab/><text:tab/><text:span text:style-name="T73">07</text:span>/<text:span text:style-name="T69">02</text:span>/2<text:span text:style-name="T69">5</text:span></text:p>
      <text:p text:style-name="P126"/>
      <text:p text:style-name="P130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24"><text:span text:style-name="T18">Feim </text:span><text:span text:style-name="T19">l'exercici 1</text:span><text:span text:style-name="T18"> </text:span></text:p>
      <text:p text:style-name="P159">Crea un sketch que encienda secuencialmente 3 LEDs, con una pausa de 1 segundo entre el encendido y apagado. Dibuja el esquema de montaje de los 3 LEDs. </text:p>
      <text:p text:style-name="P160"/>
      <text:p text:style-name="P160"/>
      <text:p text:style-name="P173"><text:span text:style-name="T75">D</text:span>i<text:span text:style-name="T75">mecres</text:span><text:tab/><text:tab/><text:tab/><text:span text:style-name="T75">12</text:span>/<text:span text:style-name="T69">02</text:span>/2<text:span text:style-name="T69">5</text:span></text:p>
      <text:p text:style-name="P173"/>
      <text:p text:style-name="P161"><text:a xlink:type="simple" xlink:href="https://paulinoposada.github.io/web_e/web_e_2425/documents/practiques/practica_magnetisme_1.pdf">Pràctica </text:a><text:a xlink:type="simple" xlink:href="https://paulinoposada.github.io/web_e/web_e_2425/documents/practiques/practica_magnetisme_1.pdf"><text:span text:style-name="T76">magnetisme 1</text:span></text:a> </text:p>
      <text:p text:style-name="P161"/>
      <text:p text:style-name="P161"/>
      <text:p text:style-name="P173"><text:span text:style-name="T75">D</text:span>i<text:span text:style-name="T75">jous</text:span><text:tab/><text:tab/><text:tab/><text:tab/><text:span text:style-name="T75">13</text:span>/<text:span text:style-name="T69">02</text:span>/2<text:span text:style-name="T69">5</text:span></text:p>
      <text:p text:style-name="P173"/>
      <text:p text:style-name="P162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2"/>
      <text:p text:style-name="P166">Comentem <text:span text:style-name="T75">exercicis 1.1.5-1 a 4.</text:span></text:p>
      <text:p text:style-name="P161"/>
      <text:p text:style-name="P161"/>
      <text:p text:style-name="P191"/>
      <text:p text:style-name="P25">Divendres <text:tab/><text:tab/><text:tab/>14/02/25</text:p>
      <text:p text:style-name="P25"/>
      <text:p text:style-name="P163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3"/>
      <text:p text:style-name="P167">Comentem l'apartat 1.2.3 Velocitat angular</text:p>
      <text:p text:style-name="P167">Comentem els exercicis 1.2.3-1 i 2.</text:p>
      <text:p text:style-name="P167"/>
      <text:p text:style-name="P167"/>
      <text:p text:style-name="P26">Di<text:span text:style-name="T77">mecres</text:span> <text:tab/><text:tab/><text:tab/>1<text:span text:style-name="T77">9</text:span>/02/25</text:p>
      <text:p text:style-name="P174"/>
      <text:p text:style-name="P170">Pràctica <text:span text:style-name="T73"><text:s/></text:span><text:a xlink:type="simple" xlink:href="https://paulinoposada.github.io/web_e/web_e_2425/documents/apunts/arduino/e_apunts_arduino.pdf"><text:span text:style-name="T73">Arduino</text:span></text:a><text:span text:style-name="T73">.</text:span></text:p>
      <text:p text:style-name="P169">Comentem esquema i muntatge de l'exercici 1 (pàg. 21).</text:p>
      <text:p text:style-name="P169">Muntem la pràctica 2 - LED encès per un polsador.</text:p>
      <text:p text:style-name="P167"/>
      <text:p text:style-name="P27"/>
      <text:p text:style-name="P202">Di<text:span text:style-name="T78">jous</text:span> <text:tab/><text:tab/><text:tab/><text:span text:style-name="T78">20</text:span>/02/25</text:p>
      <text:p text:style-name="P27"/>
      <text:p text:style-name="P164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64"/>
      <text:p text:style-name="P168">Comentem l'apartat 1.2.<text:span text:style-name="T78">4 Seno y coseno.</text:span></text:p>
      <text:p text:style-name="P168">Comentem l'apartat 1.2.<text:span text:style-name="T78">5 Representación gráfica de intensidad y tensión.</text:span></text:p>
      <text:p text:style-name="P171">Comentem l'apartat 1.2.5.1 Ondas de intensidad y tensión en una resistencia</text:p>
      <text:p text:style-name="P171"/>
      <text:p text:style-name="P28"/>
      <text:p text:style-name="P28">Di<text:span text:style-name="T79">vendres</text:span> <text:tab/><text:tab/><text:tab/><text:span text:style-name="T78">21</text:span>/02/25</text:p>
      <text:p text:style-name="P28"/>
      <text:p text:style-name="P165"><text:span text:style-name="T69">Continuem amb la </text:span><text:a xlink:type="simple" xlink:href="https://paulinoposada.github.io/web_e/web_e_2425/documents/apunts/unitat_7_ca/e_apunts_ud_7_gs.pdf"><text:span text:style-name="T69">unitat 7</text:span></text:a><text:span text:style-name="T69">.</text:span></text:p>
      <text:p text:style-name="P172"/>
      <text:p text:style-name="P172">Repassem l'exercici 1.2.5.1.</text:p>
      <text:p text:style-name="P172">Comentem l'exercici 1.2.5.2.</text:p>
      <text:p text:style-name="P165"/>
      <text:p text:style-name="P165"/>
      <text:p text:style-name="P29">Di<text:span text:style-name="T80">mecres</text:span> <text:tab/><text:tab/><text:tab/><text:span text:style-name="T78">26</text:span>/02/25</text:p>
      <text:p text:style-name="P29"/>
      <text:p text:style-name="P131">Comentem dubtes examen de demà.</text:p>
      <text:p text:style-name="P131"/>
      <text:p text:style-name="P131"><text:a xlink:type="simple" xlink:href="https://paulinoposada.github.io/web_e/web_e_2425/documents/apunts/arduino/e_apunts_arduino.pdf"><text:span text:style-name="T54">Arduino</text:span></text:a><text:span text:style-name="T54"> </text:span><text:span text:style-name="T52">c</text:span>omencem amb practica 3: Mesurament de tensió.</text:p>
      <text:p text:style-name="P131"/>
      <text:p text:style-name="P131"/>
      <text:p text:style-name="P30">Di<text:span text:style-name="T81">jous</text:span> <text:tab/><text:tab/><text:tab/><text:span text:style-name="T78">27</text:span>/02/25</text:p>
      <text:p text:style-name="P30"/>
      <text:p text:style-name="P132">Examen final segona avaluació.</text:p>
      <text:p text:style-name="P132"/>
      <text:p text:style-name="P132"/>
      <text:p text:style-name="P31">Di<text:span text:style-name="T80">mecres</text:span> <text:tab/><text:tab/><text:tab/><text:span text:style-name="T78">26</text:span>/0<text:span text:style-name="T82">3</text:span>/25</text:p>
      <text:p text:style-name="P31"/>
      <text:p text:style-name="P134">Baixem al taller, comencem amb la <text:a xlink:type="simple" xlink:href="https://paulinoposada.github.io/web_e/web_e_2425/documents/practiques/practica_motor_2/practica_motor_2.pdf">pràctica motor 2</text:a>.</text:p>
      <text:p text:style-name="P134"/>
      <text:p text:style-name="P134"/>
      <text:p text:style-name="P32">Di<text:span text:style-name="T83">jous</text:span> <text:tab/><text:tab/><text:tab/><text:span text:style-name="T78">27</text:span>/0<text:span text:style-name="T82">3</text:span>/25</text:p>
      <text:p text:style-name="P32"/>
      <text:p text:style-name="P139">Continuem amb la <text:a xlink:type="simple" xlink:href="https://paulinoposada.github.io/web_e/web_e_2425/documents/apunts/unitat_7_ca/e_apunts_ud_7_gs.pdf">unitat 7</text:a>.</text:p>
      <text:p text:style-name="P139"/>
      <text:p text:style-name="P139">Comentem apartat 13 Formes d'ona en corrent alterna, apartat 14 Medició en corrent alterna i apartat 15 Fase en CA.</text:p>
      <text:p text:style-name="P139"/>
      <text:p text:style-name="P139"/>
      <text:p text:style-name="P33">Di<text:span text:style-name="T84">vendres</text:span> <text:tab/><text:tab/><text:tab/><text:span text:style-name="T78">28</text:span>/0<text:span text:style-name="T82">3</text:span>/25</text:p>
      <text:p text:style-name="P33"/>
      <text:p text:style-name="P140">Continuem amb la <text:a xlink:type="simple" xlink:href="https://paulinoposada.github.io/web_e/web_e_2425/documents/apunts/unitat_7_ca/e_apunts_ud_7_gs.pdf">unitat 7</text:a>.</text:p>
      <text:p text:style-name="P140"/>
      <text:p text:style-name="P140">Comentem apartat 1<text:span text:style-name="T85">6 Com determinar la direcció del corrent en un generador.</text:span></text:p>
      <text:p text:style-name="P140"/>
      <text:p text:style-name="P135"/>
      <text:p text:style-name="P203">Di<text:span text:style-name="T80">mecres</text:span> <text:tab/><text:tab/><text:tab/><text:span text:style-name="T86">02</text:span>/0<text:span text:style-name="T86">4</text:span>/25</text:p>
      <text:p text:style-name="P34"/>
      <text:p text:style-name="P136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36"/>
      <text:p text:style-name="P144">Acaben la práctica motor 2 els grups 1, 2, 4 i 5. Grups 6 i 3 falta acabar.</text:p>
      <text:p text:style-name="P144"/>
      <text:p text:style-name="P136"/>
      <text:p text:style-name="P34">Di<text:span text:style-name="T83">jous</text:span> <text:tab/><text:tab/><text:tab/><text:span text:style-name="T87">03</text:span>/0<text:span text:style-name="T87">4</text:span>/25</text:p>
      <text:p text:style-name="P34"/>
      <text:p text:style-name="P141">Continuem amb la <text:a xlink:type="simple" xlink:href="https://paulinoposada.github.io/web_e/web_e_2425/documents/apunts/unitat_7_ca/e_apunts_ud_7_gs.pdf">unitat 7</text:a>.</text:p>
      <text:p text:style-name="P141">Comentem <text:span text:style-name="T88">exercici 15-3.</text:span></text:p>
      <text:p text:style-name="P141"/>
      <text:p text:style-name="P147">Comencem amb la <text:a xlink:type="simple" xlink:href="https://paulinoposada.github.io/web_e/web_e_2425/documents/apunts/unitat_8_nombres_complexos/e_apunts_ud_8_gs.pdf">unitat 8</text:a>.</text:p>
      <text:p text:style-name="P147">Comentem format polar i rectangular de nombres complexos. Comentem conversió entre els dos formats.</text:p>
      <text:p text:style-name="P141"/>
      <text:p text:style-name="P141"/>
      <text:p text:style-name="P34">Di<text:span text:style-name="T84">vendres</text:span> <text:tab/><text:tab/><text:tab/><text:span text:style-name="T88">04</text:span>/0<text:span text:style-name="T88">4</text:span>/25</text:p>
      <text:p text:style-name="P34"/>
      <text:p text:style-name="P142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48">Comentem suma, resta, multiplicació i divisió de nombres complexos.</text:p>
      <text:p text:style-name="P148">Comencem a fer la suma gràfica dels vectors del primer exemple de l'apartat 3.</text:p>
      <text:p text:style-name="P136"/>
      <text:p text:style-name="P136"/>
      <text:p text:style-name="P204">Di<text:span text:style-name="T80">mecres</text:span> <text:tab/><text:tab/><text:tab/><text:span text:style-name="T86">09</text:span>/0<text:span text:style-name="T86">4</text:span>/25</text:p>
      <text:p text:style-name="P35"/>
      <text:p text:style-name="P137">Baixem al taller, co<text:span text:style-name="T86">ntinuem</text:span> amb la <text:a xlink:type="simple" xlink:href="https://paulinoposada.github.io/web_e/web_e_2425/documents/practiques/practica_motor_2/practica_motor_2.pdf">pràctica motor 2</text:a>.</text:p>
      <text:p text:style-name="P145"/>
      <text:p text:style-name="P150">Acaben la pràctica motor 2 els grups 6 i 3.</text:p>
      <text:p text:style-name="P150">Continuen amb la pràctica motor 3 els grups 1,2,4 i 5.</text:p>
      <text:p text:style-name="P150">Acaba la pràctica <text:span text:style-name="T89">motor </text:span>3 <text:span text:style-name="T89">el grup 2.</text:span> </text:p>
      <text:p text:style-name="P145"/>
      <text:p text:style-name="P137"/>
      <text:p text:style-name="P35">Di<text:span text:style-name="T83">jous</text:span> <text:tab/><text:tab/><text:tab/><text:span text:style-name="T89">10</text:span>/0<text:span text:style-name="T87">4</text:span>/25</text:p>
      <text:p text:style-name="P35"/>
      <text:p text:style-name="P152">No es fa classe per que el grup fa el vídeo promocional del centre.</text:p>
      <text:p text:style-name="P143"/>
      <text:p text:style-name="P143"/>
      <text:p text:style-name="P35">Di<text:span text:style-name="T84">vendres</text:span> <text:tab/><text:tab/><text:tab/><text:span text:style-name="T89">11</text:span>/0<text:span text:style-name="T88">4</text:span>/25</text:p>
      <text:p text:style-name="P153"/>
      <text:p text:style-name="P152">Comentem la solució del <text:a xlink:type="simple" xlink:href="https://paulinoposada.github.io/web_e/web_e_2425/documents/ta/ta_12_sol.pdf">treball autònom 12</text:a>.</text:p>
      <text:p text:style-name="P143">Continuem amb la <text:a xlink:type="simple" xlink:href="https://paulinoposada.github.io/web_e/web_e_2425/documents/apunts/unitat_8_nombres_complexos/e_apunts_ud_8_gs.pdf"><text:span text:style-name="T88">unitat 8</text:span></text:a>.</text:p>
      <text:p text:style-name="P149"><text:span text:style-name="T89">Acabem de c</text:span>oment<text:span text:style-name="T89">ar</text:span> <text:span text:style-name="T89">el primer </text:span>exemple de l'apartat 3, <text:span text:style-name="T89">suma de</text:span> vectors.</text:p>
      <text:p text:style-name="P149"/>
      <text:p text:style-name="P36"/>
      <text:p text:style-name="P36">Di<text:span text:style-name="T80">mecres</text:span> <text:tab/><text:tab/><text:tab/><text:span text:style-name="T90">16</text:span>/0<text:span text:style-name="T86">4</text:span>/25</text:p>
      <text:p text:style-name="P36"/>
      <text:p text:style-name="P138">Baixem al taller.</text:p>
      <text:p text:style-name="P146"/>
      <text:p text:style-name="P151"><text:span text:style-name="T90">Continua amb</text:span> la <text:a xlink:type="simple" xlink:href="https://paulinoposada.github.io/web_e/web_e_2425/documents/practiques/practica_motor_3/practica_motor_3.pdf">pràctica motor </text:a><text:a xlink:type="simple" xlink:href="https://paulinoposada.github.io/web_e/web_e_2425/documents/practiques/practica_motor_3/practica_motor_3.pdf"><text:span text:style-name="T90">3</text:span></text:a> el grup 6.</text:p>
      <text:p text:style-name="P151"><text:span text:style-name="T90">Terminen</text:span> amb la <text:a xlink:type="simple" xlink:href="https://paulinoposada.github.io/web_e/web_e_2425/documents/practiques/practica_motor_3/practica_motor_3.pdf">pràctica motor 3</text:a> els grups 4 i 5.</text:p>
      <text:p text:style-name="P151"><text:span text:style-name="T90">Comença</text:span> la <text:a xlink:type="simple" xlink:href="https://paulinoposada.github.io/web_e/web_e_2425/documents/practiques/practica_motor_4/practica_motor_4.pdf">pràctica </text:a><text:a xlink:type="simple" xlink:href="https://paulinoposada.github.io/web_e/web_e_2425/documents/practiques/practica_motor_4/practica_motor_4.pdf"><text:span text:style-name="T89">motor 4</text:span></text:a> <text:span text:style-name="T89">el grup 2.</text:span> </text:p>
      <text:p text:style-name="P146"/>
      <text:p text:style-name="P146"/>
      <text:p text:style-name="P37">Di<text:span text:style-name="T91">mecres</text:span> <text:tab/><text:tab/><text:tab/><text:span text:style-name="T91">30</text:span>/0<text:span text:style-name="T86">4</text:span>/25</text:p>
      <text:p text:style-name="P37"/>
      <text:p text:style-name="P154">Comentem la teoria relativa a sistemes trifàsics i motor asíncron de la <text:a xlink:type="simple" xlink:href="https://paulinoposada.github.io/web_e/web_e_2425/documents/practiques/practica_motor_4/practica_motor_4.pdf">pràctica motor 4</text:a>. </text:p>
      <text:p text:style-name="P154"/>
      <text:p text:style-name="P154"/>
      <text:p text:style-name="P38">Di<text:span text:style-name="T91">mecres</text:span> <text:tab/><text:tab/><text:tab/><text:span text:style-name="T91">07</text:span>/0<text:span text:style-name="T92">5</text:span>/25</text:p>
      <text:p text:style-name="P38"/>
      <text:p text:style-name="P155">Comentem <text:span text:style-name="T92">dubtes relatius a l'examen de demà</text:span>.</text:p>
      <text:p text:style-name="P155"/>
      <text:p text:style-name="P155"/>
      <text:p text:style-name="P39">Di<text:span text:style-name="T94">jous</text:span> <text:tab/><text:tab/><text:tab/><text:span text:style-name="T91">08</text:span>/0<text:span text:style-name="T92">5</text:span>/2<text:span text:style-name="T94">5</text:span></text:p>
      <text:p text:style-name="P39"/>
      <text:p text:style-name="P39"><text:span text:style-name="T21">Feim el primer examen de la tercera avaluació</text:span><text:span text:style-name="T20">.</text:span></text:p>
      <text:p text:style-name="P39"/>
      <text:p text:style-name="P242"/>
      <text:p text:style-name="P155"><text:s/></text:p>
      <text:p text:style-name="P244">Di<text:span text:style-name="T95">vendres</text:span> <text:tab/><text:tab/><text:tab/><text:span text:style-name="T91">09</text:span>/0<text:span text:style-name="T92">5</text:span>/2<text:span text:style-name="T94">5</text:span></text:p>
      <text:p text:style-name="P244"/>
      <text:p text:style-name="P243">Sortida Servei Tècnic Portuari (STP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05-14T07:03:48.332700972</dc:date>
    <meta:editing-duration>PT6H9M7S</meta:editing-duration>
    <meta:editing-cycles>132</meta:editing-cycles>
    <meta:document-statistic meta:table-count="0" meta:image-count="0" meta:object-count="0" meta:page-count="11" meta:paragraph-count="266" meta:word-count="1372" meta:character-count="8873" meta:non-whitespace-character-count="7563"/>
  </office:meta>
</office:document-meta>
</file>